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/>
    </style:style>
    <style:style style:name="P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" style:parent-style-name="Normal" style:family="paragraph">
      <style:paragraph-properties fo:text-align="justify"/>
      <style:text-properties style:font-name="Calibri" style:font-name-complex="Calibri"/>
    </style:style>
    <style:style style:name="P6" style:parent-style-name="Normal" style:family="paragraph">
      <style:paragraph-properties fo:text-align="justify"/>
      <style:text-properties style:font-name="Calibri" style:font-name-complex="Calibri"/>
    </style:style>
    <style:style style:name="P7" style:parent-style-name="Normal" style:family="paragraph">
      <style:paragraph-properties fo:text-align="justify"/>
      <style:text-properties style:font-name="Calibri" style:font-name-complex="Calibri"/>
    </style:style>
    <style:style style:name="P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" style:parent-style-name="Normal" style:family="paragraph">
      <style:paragraph-properties fo:text-align="justify"/>
    </style:style>
    <style:style style:name="T11" style:parent-style-name="VarsayılanParagrafYazıTipi" style:family="text">
      <style:text-properties style:font-name="Calibri" style:font-name-complex="Calibri" fo:font-weight="bold" style:font-weight-asian="bold"/>
    </style:style>
    <style:style style:name="T12" style:parent-style-name="VarsayılanParagrafYazıTipi" style:family="text">
      <style:text-properties style:font-name="Calibri" style:font-name-complex="Calibri"/>
    </style:style>
    <style:style style:name="P13" style:parent-style-name="Normal" style:family="paragraph">
      <style:paragraph-properties fo:text-align="justify"/>
    </style:style>
    <style:style style:name="T14" style:parent-style-name="VarsayılanParagrafYazıTipi" style:family="text">
      <style:text-properties style:font-name="Calibri" style:font-name-complex="Calibri" fo:font-weight="bold" style:font-weight-asian="bold"/>
    </style:style>
    <style:style style:name="T15" style:parent-style-name="VarsayılanParagrafYazıTipi" style:family="text">
      <style:text-properties style:font-name="Calibri" style:font-name-complex="Calibri"/>
    </style:style>
    <style:style style:name="P16" style:parent-style-name="Normal" style:family="paragraph">
      <style:paragraph-properties fo:text-align="justify"/>
    </style:style>
    <style:style style:name="T17" style:parent-style-name="VarsayılanParagrafYazıTipi" style:family="text">
      <style:text-properties style:font-name="Calibri" style:font-name-complex="Calibri" fo:font-weight="bold" style:font-weight-asian="bold"/>
    </style:style>
    <style:style style:name="T18" style:parent-style-name="VarsayılanParagrafYazıTipi" style:family="text">
      <style:text-properties style:font-name="Calibri" style:font-name-complex="Calibri"/>
    </style:style>
    <style:style style:name="P19" style:parent-style-name="Normal" style:family="paragraph">
      <style:paragraph-properties fo:text-align="justify"/>
    </style:style>
    <style:style style:name="T20" style:parent-style-name="VarsayılanParagrafYazıTipi" style:family="text">
      <style:text-properties style:font-name="Calibri" style:font-name-complex="Calibri" fo:font-weight="bold" style:font-weight-asian="bold"/>
    </style:style>
    <style:style style:name="T21" style:parent-style-name="VarsayılanParagrafYazıTipi" style:family="text">
      <style:text-properties style:font-name="Calibri" style:font-name-complex="Calibri"/>
    </style:style>
    <style:style style:name="P22" style:parent-style-name="Normal" style:family="paragraph">
      <style:paragraph-properties fo:text-align="justify"/>
    </style:style>
    <style:style style:name="T23" style:parent-style-name="VarsayılanParagrafYazıTipi" style:family="text">
      <style:text-properties style:font-name="Calibri" style:font-name-complex="Calibri" fo:font-weight="bold" style:font-weight-asian="bold"/>
    </style:style>
    <style:style style:name="T24" style:parent-style-name="VarsayılanParagrafYazıTipi" style:family="text">
      <style:text-properties style:font-name="Calibri" style:font-name-complex="Calibri"/>
    </style:style>
    <style:style style:name="P2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7" style:parent-style-name="ListeParagraf" style:family="paragraph">
      <style:paragraph-properties fo:text-align="justify"/>
    </style:style>
    <style:style style:name="P28" style:parent-style-name="ListeParagraf" style:list-style-name="LFO1" style:family="paragraph">
      <style:paragraph-properties fo:text-align="justify"/>
    </style:style>
    <style:style style:name="T29" style:parent-style-name="VarsayılanParagrafYazıTipi" style:family="text">
      <style:text-properties style:font-name-complex="Calibri"/>
    </style:style>
    <style:style style:name="T30" style:parent-style-name="Köprü" style:family="text">
      <style:text-properties style:font-name-complex="Calibri"/>
    </style:style>
    <style:style style:name="T31" style:parent-style-name="VarsayılanParagrafYazıTipi" style:family="text">
      <style:text-properties style:font-name-complex="Calibri"/>
    </style:style>
    <style:style style:name="P32" style:parent-style-name="ListeParagraf" style:list-style-name="LFO1" style:family="paragraph">
      <style:paragraph-properties fo:text-align="justify"/>
    </style:style>
    <style:style style:name="T33" style:parent-style-name="VarsayılanParagrafYazıTipi" style:family="text">
      <style:text-properties style:font-name-complex="Calibri"/>
    </style:style>
    <style:style style:name="T34" style:parent-style-name="VarsayılanParagrafYazıTipi" style:family="text">
      <style:text-properties style:font-name-complex="Calibri"/>
    </style:style>
    <style:style style:name="P3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7" style:parent-style-name="ListeParagraf" style:list-style-name="LFO2" style:family="paragraph">
      <style:paragraph-properties fo:text-align="justify"/>
    </style:style>
    <style:style style:name="T38" style:parent-style-name="VarsayılanParagrafYazıTipi" style:family="text">
      <style:text-properties style:font-name-complex="Calibri"/>
    </style:style>
    <style:style style:name="P39" style:parent-style-name="ListeParagraf" style:list-style-name="LFO2" style:family="paragraph">
      <style:paragraph-properties fo:text-align="justify"/>
    </style:style>
    <style:style style:name="T40" style:parent-style-name="VarsayılanParagrafYazıTipi" style:family="text">
      <style:text-properties style:font-name-complex="Calibri"/>
    </style:style>
    <style:style style:name="P41" style:parent-style-name="ListeParagraf" style:family="paragraph">
      <style:paragraph-properties fo:text-align="justify"/>
      <style:text-properties style:font-name-complex="Calibri" fo:font-weight="bold" style:font-weight-asian="bold"/>
    </style:style>
    <style:style style:name="P42" style:parent-style-name="ListeParagraf" style:list-style-name="LFO2" style:family="paragraph">
      <style:paragraph-properties fo:text-align="justify"/>
    </style:style>
    <style:style style:name="T43" style:parent-style-name="VarsayılanParagrafYazıTipi" style:family="text">
      <style:text-properties style:font-name-complex="Calibri"/>
    </style:style>
    <style:style style:name="P44" style:parent-style-name="ListeParagraf" style:family="paragraph">
      <style:text-properties style:font-name-complex="Calibri" fo:font-weight="bold" style:font-weight-asian="bold"/>
    </style:style>
    <style:style style:name="P45" style:parent-style-name="ListeParagraf" style:list-style-name="LFO2" style:family="paragraph">
      <style:paragraph-properties fo:text-align="justify"/>
    </style:style>
    <style:style style:name="T46" style:parent-style-name="VarsayılanParagrafYazıTipi" style:family="text">
      <style:text-properties style:font-name-complex="Calibri"/>
    </style:style>
    <style:style style:name="P47" style:parent-style-name="ListeParagraf" style:family="paragraph">
      <style:text-properties style:font-name-complex="Calibri" fo:font-weight="bold" style:font-weight-asian="bold"/>
    </style:style>
    <style:style style:name="P48" style:parent-style-name="ListeParagraf" style:list-style-name="LFO2" style:family="paragraph">
      <style:paragraph-properties fo:text-align="justify"/>
    </style:style>
    <style:style style:name="T49" style:parent-style-name="VarsayılanParagrafYazıTipi" style:family="text">
      <style:text-properties style:font-name-complex="Calibri"/>
    </style:style>
    <style:style style:name="P5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5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  <style:text-properties style:font-name="Calibri" style:font-name-complex="Calibri"/>
    </style:style>
    <style:style style:name="P62" style:parent-style-name="Normal" style:family="paragraph">
      <style:paragraph-properties fo:text-align="center"/>
      <style:text-properties style:font-name="Calibri" style:font-name-complex="Calibri" fo:color="#FF0000"/>
    </style:style>
    <style:style style:name="P63" style:parent-style-name="Normal" style:family="paragraph">
      <style:paragraph-properties fo:text-align="center"/>
      <style:text-properties style:font-name="Calibri" style:font-name-complex="Calibri" fo:color="#FF0000"/>
    </style:style>
    <style:style style:name="P64" style:parent-style-name="Normal" style:family="paragraph">
      <style:paragraph-properties fo:text-align="center"/>
      <style:text-properties style:font-name="Calibri" style:font-name-complex="Calibri" fo:color="#FF0000"/>
    </style:style>
    <style:style style:name="P6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" style:parent-style-name="Normal" style:family="paragraph">
      <style:paragraph-properties fo:text-align="justify"/>
      <style:text-properties style:font-name="Calibri" style:font-name-complex="Calibri"/>
    </style:style>
    <style:style style:name="P7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2" style:parent-style-name="Normal" style:family="paragraph">
      <style:paragraph-properties fo:text-align="justify"/>
    </style:style>
    <style:style style:name="T73" style:parent-style-name="VarsayılanParagrafYazıTipi" style:family="text">
      <style:text-properties style:font-name="Calibri" style:font-name-complex="Calibri" fo:font-weight="bold" style:font-weight-asian="bold"/>
    </style:style>
    <style:style style:name="T74" style:parent-style-name="VarsayılanParagrafYazıTipi" style:family="text">
      <style:text-properties style:font-name="Calibri" style:font-name-complex="Calibri"/>
    </style:style>
    <style:style style:name="P75" style:parent-style-name="Normal" style:family="paragraph">
      <style:paragraph-properties fo:text-align="justify"/>
    </style:style>
    <style:style style:name="P76" style:parent-style-name="Normal" style:family="paragraph">
      <style:paragraph-properties fo:text-align="justify"/>
      <style:text-properties style:font-name="Calibri" style:font-name-complex="Calibri"/>
    </style:style>
    <style:style style:name="P77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78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79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0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1" style:parent-style-name="Normal" style:family="paragraph">
      <style:text-properties style:font-name="Calibri" style:font-name-complex="Calibri" fo:font-weight="bold" style:font-weight-asian="bold"/>
    </style:style>
    <style:style style:name="T82" style:parent-style-name="VarsayılanParagrafYazıTipi" style:family="text">
      <style:text-properties style:font-name="Calibri" style:font-name-complex="Calibri" fo:font-weight="bold" style:font-weight-asian="bold"/>
    </style:style>
    <style:style style:name="T83" style:parent-style-name="VarsayılanParagrafYazıTipi" style:family="text">
      <style:text-properties style:font-name="Calibri" style:font-name-complex="Calibri"/>
    </style:style>
    <style:style style:name="P84" style:parent-style-name="Normal" style:family="paragraph">
      <style:paragraph-properties fo:text-align="justify"/>
      <style:text-properties style:font-name="Calibri" style:font-name-complex="Calibri"/>
    </style:style>
    <style:style style:name="P85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6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7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8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89" style:parent-style-name="Normal" style:family="paragraph">
      <style:paragraph-properties fo:text-align="justify"/>
      <style:text-properties style:font-name="Calibri" style:font-name-complex="Calibri"/>
    </style:style>
    <style:style style:name="P9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1" style:parent-style-name="Normal" style:family="paragraph">
      <style:paragraph-properties fo:text-align="justify"/>
    </style:style>
    <style:style style:name="T92" style:parent-style-name="VarsayılanParagrafYazıTipi" style:family="text">
      <style:text-properties style:font-name="Calibri" style:font-name-complex="Calibri" fo:font-weight="bold" style:font-weight-asian="bold"/>
    </style:style>
    <style:style style:name="T93" style:parent-style-name="VarsayılanParagrafYazıTipi" style:family="text">
      <style:text-properties style:font-name="Calibri" style:font-name-complex="Calibri"/>
    </style:style>
    <style:style style:name="P94" style:parent-style-name="Normal" style:family="paragraph">
      <style:paragraph-properties fo:text-align="justify"/>
      <style:text-properties style:font-name="Calibri" style:font-name-complex="Calibri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99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0" style:parent-style-name="VarsayılanParagrafYazıTipi" style:family="text">
      <style:text-properties style:font-name="Consolas" style:font-name-complex="Courier New" fo:color="#333333" fo:font-size="10pt" style:font-size-asian="10pt" style:font-size-complex="10pt"/>
    </style:style>
    <style:style style:name="T101" style:parent-style-name="VarsayılanParagrafYazıTipi" style:family="text">
      <style:text-properties style:font-name="Consolas" style:font-name-complex="Courier New" fo:color="#333333" fo:font-size="10pt" style:font-size-asian="10pt" style:font-size-complex="10pt"/>
    </style:style>
    <style:style style:name="P102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03" style:parent-style-name="Normal" style:family="paragraph">
      <style:text-properties style:font-name="Calibri" style:font-name-complex="Calibri" fo:font-weight="bold" style:font-weight-asian="bold" style:font-weight-complex="bold"/>
    </style:style>
    <style:style style:name="P10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105" style:parent-style-name="Normal" style:family="paragraph">
      <style:paragraph-properties fo:text-align="justify"/>
      <style:text-properties style:font-name="Calibri" style:font-name-complex="Calibri"/>
    </style:style>
    <style:style style:name="P106" style:parent-style-name="Normal" style:family="paragraph">
      <style:paragraph-properties fo:text-align="justify"/>
    </style:style>
    <style:style style:name="T107" style:parent-style-name="VarsayılanParagrafYazıTipi" style:family="text">
      <style:text-properties style:font-name="Calibri" style:font-name-complex="Calibri"/>
    </style:style>
    <style:style style:name="P10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4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50" style:parent-style-name="Normal" style:family="paragraph">
      <style:paragraph-properties fo:text-align="justify"/>
    </style:style>
    <style:style style:name="T151" style:parent-style-name="VarsayılanParagrafYazıTipi" style:family="text">
      <style:text-properties style:font-name="Calibri" style:font-name-complex="Calibri" fo:font-weight="bold" style:font-weight-asian="bold"/>
    </style:style>
    <style:style style:name="P152" style:parent-style-name="Normal" style:family="paragraph">
      <style:paragraph-properties style:text-autospace="none"/>
    </style:style>
    <style:style style:name="P153" style:parent-style-name="Normal" style:family="paragraph">
      <style:paragraph-properties style:text-autospace="none"/>
    </style:style>
    <style:style style:name="P154" style:parent-style-name="Normal" style:family="paragraph">
      <style:paragraph-properties style:text-autospace="none"/>
    </style:style>
    <style:style style:name="P155" style:parent-style-name="Normal" style:family="paragraph">
      <style:paragraph-properties style:text-autospace="none"/>
    </style:style>
    <style:style style:name="P156" style:parent-style-name="Normal" style:family="paragraph">
      <style:paragraph-properties style:text-autospace="none"/>
    </style:style>
    <style:style style:name="P157" style:parent-style-name="Normal" style:family="paragraph">
      <style:paragraph-properties style:text-autospace="none"/>
    </style:style>
    <style:style style:name="P158" style:parent-style-name="Normal" style:family="paragraph">
      <style:paragraph-properties style:text-autospace="none"/>
    </style:style>
    <style:style style:name="P159" style:parent-style-name="Normal" style:family="paragraph">
      <style:paragraph-properties style:text-autospace="none"/>
    </style:style>
    <style:style style:name="P160" style:parent-style-name="Normal" style:family="paragraph">
      <style:paragraph-properties style:text-autospace="none"/>
    </style:style>
    <style:style style:name="P161" style:parent-style-name="Normal" style:family="paragraph">
      <style:paragraph-properties style:text-autospace="none"/>
    </style:style>
    <style:style style:name="P162" style:parent-style-name="Normal" style:family="paragraph">
      <style:paragraph-properties style:text-autospace="none"/>
    </style:style>
    <style:style style:name="P163" style:parent-style-name="Normal" style:family="paragraph">
      <style:paragraph-properties style:text-autospace="none"/>
    </style:style>
    <style:style style:name="P164" style:parent-style-name="Normal" style:family="paragraph">
      <style:paragraph-properties style:text-autospace="none"/>
    </style:style>
    <style:style style:name="P165" style:parent-style-name="Normal" style:family="paragraph">
      <style:paragraph-properties style:text-autospace="none"/>
    </style:style>
    <style:style style:name="P166" style:parent-style-name="Normal" style:family="paragraph">
      <style:paragraph-properties style:text-autospace="none"/>
    </style:style>
    <style:style style:name="P167" style:parent-style-name="Normal" style:family="paragraph">
      <style:paragraph-properties style:text-autospace="none"/>
    </style:style>
    <style:style style:name="P168" style:parent-style-name="Normal" style:family="paragraph">
      <style:paragraph-properties style:text-autospace="none"/>
    </style:style>
    <style:style style:name="P169" style:parent-style-name="Normal" style:family="paragraph">
      <style:paragraph-properties style:text-autospace="none"/>
    </style:style>
    <style:style style:name="P170" style:parent-style-name="Normal" style:family="paragraph">
      <style:paragraph-properties style:text-autospace="none"/>
    </style:style>
    <style:style style:name="P171" style:parent-style-name="Normal" style:family="paragraph">
      <style:paragraph-properties style:text-autospace="none"/>
    </style:style>
    <style:style style:name="P172" style:parent-style-name="Normal" style:family="paragraph">
      <style:paragraph-properties style:text-autospace="none"/>
    </style:style>
    <style:style style:name="P173" style:parent-style-name="Normal" style:family="paragraph">
      <style:paragraph-properties style:text-autospace="none"/>
    </style:style>
    <style:style style:name="P174" style:parent-style-name="Normal" style:family="paragraph">
      <style:paragraph-properties style:text-autospace="none"/>
    </style:style>
    <style:style style:name="P175" style:parent-style-name="Normal" style:family="paragraph">
      <style:paragraph-properties style:text-autospace="none"/>
    </style:style>
    <style:style style:name="P176" style:parent-style-name="Normal" style:family="paragraph">
      <style:paragraph-properties style:text-autospace="none"/>
    </style:style>
    <style:style style:name="P177" style:parent-style-name="Normal" style:family="paragraph">
      <style:paragraph-properties style:text-autospace="none"/>
    </style:style>
    <style:style style:name="P178" style:parent-style-name="Normal" style:family="paragraph">
      <style:paragraph-properties style:text-autospace="none"/>
    </style:style>
    <style:style style:name="P179" style:parent-style-name="Normal" style:family="paragraph">
      <style:paragraph-properties style:text-autospace="none"/>
    </style:style>
    <style:style style:name="P180" style:parent-style-name="Normal" style:family="paragraph">
      <style:paragraph-properties style:text-autospace="none"/>
    </style:style>
    <style:style style:name="P181" style:parent-style-name="Normal" style:family="paragraph">
      <style:paragraph-properties style:text-autospace="none"/>
    </style:style>
    <style:style style:name="P182" style:parent-style-name="Normal" style:family="paragraph">
      <style:paragraph-properties style:text-autospace="none"/>
    </style:style>
    <style:style style:name="P183" style:parent-style-name="Normal" style:family="paragraph">
      <style:paragraph-properties style:text-autospace="none"/>
    </style:style>
    <style:style style:name="P184" style:parent-style-name="Normal" style:family="paragraph">
      <style:paragraph-properties style:text-autospace="none"/>
    </style:style>
    <style:style style:name="P185" style:parent-style-name="Normal" style:family="paragraph">
      <style:paragraph-properties style:text-autospace="none"/>
    </style:style>
    <style:style style:name="P186" style:parent-style-name="Normal" style:family="paragraph">
      <style:paragraph-properties style:text-autospace="none"/>
    </style:style>
    <style:style style:name="P187" style:parent-style-name="Normal" style:family="paragraph">
      <style:paragraph-properties style:text-autospace="none"/>
    </style:style>
    <style:style style:name="P188" style:parent-style-name="Normal" style:family="paragraph">
      <style:paragraph-properties style:text-autospace="none"/>
    </style:style>
    <style:style style:name="P189" style:parent-style-name="Normal" style:family="paragraph">
      <style:paragraph-properties style:text-autospace="none"/>
    </style:style>
    <style:style style:name="P190" style:parent-style-name="Normal" style:family="paragraph">
      <style:paragraph-properties style:text-autospace="none"/>
    </style:style>
    <style:style style:name="P191" style:parent-style-name="Normal" style:family="paragraph">
      <style:paragraph-properties style:text-autospace="none"/>
    </style:style>
    <style:style style:name="P192" style:parent-style-name="Normal" style:family="paragraph">
      <style:paragraph-properties style:text-autospace="none"/>
    </style:style>
    <style:style style:name="P193" style:parent-style-name="Normal" style:family="paragraph">
      <style:paragraph-properties style:text-autospace="none"/>
    </style:style>
    <style:style style:name="P194" style:parent-style-name="Normal" style:family="paragraph">
      <style:paragraph-properties style:text-autospace="none"/>
    </style:style>
    <style:style style:name="P195" style:parent-style-name="Normal" style:family="paragraph">
      <style:paragraph-properties style:text-autospace="none"/>
    </style:style>
    <style:style style:name="P196" style:parent-style-name="Normal" style:family="paragraph">
      <style:paragraph-properties style:text-autospace="none"/>
    </style:style>
    <style:style style:name="P197" style:parent-style-name="Normal" style:family="paragraph">
      <style:paragraph-properties style:text-autospace="none"/>
    </style:style>
    <style:style style:name="P198" style:parent-style-name="Normal" style:family="paragraph">
      <style:paragraph-properties style:text-autospace="none"/>
    </style:style>
    <style:style style:name="P199" style:parent-style-name="Normal" style:family="paragraph">
      <style:paragraph-properties style:text-autospace="none"/>
    </style:style>
    <style:style style:name="P200" style:parent-style-name="Normal" style:family="paragraph">
      <style:paragraph-properties style:text-autospace="none"/>
    </style:style>
    <style:style style:name="P201" style:parent-style-name="Normal" style:family="paragraph">
      <style:paragraph-properties style:text-autospace="none"/>
    </style:style>
    <style:style style:name="P202" style:parent-style-name="Normal" style:family="paragraph">
      <style:paragraph-properties style:text-autospace="none"/>
    </style:style>
    <style:style style:name="P203" style:parent-style-name="Normal" style:family="paragraph">
      <style:paragraph-properties style:text-autospace="none"/>
    </style:style>
    <style:style style:name="P204" style:parent-style-name="Normal" style:family="paragraph">
      <style:paragraph-properties style:text-autospace="none"/>
    </style:style>
    <style:style style:name="P205" style:parent-style-name="Normal" style:family="paragraph">
      <style:paragraph-properties style:text-autospace="none"/>
    </style:style>
    <style:style style:name="P206" style:parent-style-name="Normal" style:family="paragraph">
      <style:paragraph-properties style:text-autospace="none"/>
    </style:style>
    <style:style style:name="P207" style:parent-style-name="Normal" style:family="paragraph">
      <style:paragraph-properties style:text-autospace="none"/>
    </style:style>
    <style:style style:name="P208" style:parent-style-name="Normal" style:family="paragraph">
      <style:paragraph-properties style:text-autospace="none"/>
    </style:style>
    <style:style style:name="P209" style:parent-style-name="Normal" style:family="paragraph">
      <style:paragraph-properties style:text-autospace="none"/>
    </style:style>
    <style:style style:name="P210" style:parent-style-name="Normal" style:family="paragraph">
      <style:paragraph-properties style:text-autospace="none"/>
    </style:style>
    <style:style style:name="P211" style:parent-style-name="Normal" style:family="paragraph">
      <style:paragraph-properties style:text-autospace="none"/>
    </style:style>
    <style:style style:name="P212" style:parent-style-name="Normal" style:family="paragraph">
      <style:paragraph-properties style:text-autospace="none"/>
    </style:style>
    <style:style style:name="P213" style:parent-style-name="Normal" style:family="paragraph">
      <style:paragraph-properties style:text-autospace="none"/>
    </style:style>
    <style:style style:name="P214" style:parent-style-name="Normal" style:family="paragraph">
      <style:paragraph-properties style:text-autospace="none"/>
    </style:style>
    <style:style style:name="P215" style:parent-style-name="Normal" style:family="paragraph">
      <style:paragraph-properties style:text-autospace="none"/>
    </style:style>
    <style:style style:name="P216" style:parent-style-name="Normal" style:family="paragraph">
      <style:paragraph-properties style:text-autospace="none"/>
    </style:style>
    <style:style style:name="P217" style:parent-style-name="Normal" style:family="paragraph">
      <style:paragraph-properties style:text-autospace="none"/>
    </style:style>
    <style:style style:name="P218" style:parent-style-name="Normal" style:family="paragraph">
      <style:paragraph-properties style:text-autospace="none"/>
    </style:style>
    <style:style style:name="P219" style:parent-style-name="Normal" style:family="paragraph">
      <style:paragraph-properties style:text-autospace="none"/>
    </style:style>
    <style:style style:name="P220" style:parent-style-name="Normal" style:family="paragraph">
      <style:paragraph-properties style:text-autospace="none"/>
    </style:style>
    <style:style style:name="P221" style:parent-style-name="Normal" style:family="paragraph">
      <style:paragraph-properties style:text-autospace="none"/>
    </style:style>
    <style:style style:name="P222" style:parent-style-name="Normal" style:family="paragraph">
      <style:paragraph-properties style:text-autospace="none"/>
    </style:style>
    <style:style style:name="P223" style:parent-style-name="Normal" style:family="paragraph">
      <style:paragraph-properties style:text-autospace="none"/>
    </style:style>
    <style:style style:name="P224" style:parent-style-name="Normal" style:family="paragraph">
      <style:paragraph-properties style:text-autospace="none"/>
    </style:style>
    <style:style style:name="P225" style:parent-style-name="Normal" style:family="paragraph">
      <style:paragraph-properties style:text-autospace="none"/>
    </style:style>
    <style:style style:name="P226" style:parent-style-name="Normal" style:family="paragraph">
      <style:paragraph-properties style:text-autospace="none"/>
    </style:style>
    <style:style style:name="P227" style:parent-style-name="Normal" style:family="paragraph">
      <style:paragraph-properties style:text-autospace="none"/>
    </style:style>
    <style:style style:name="P228" style:parent-style-name="Normal" style:family="paragraph">
      <style:paragraph-properties style:text-autospace="none"/>
    </style:style>
    <style:style style:name="P229" style:parent-style-name="Normal" style:family="paragraph">
      <style:paragraph-properties style:text-autospace="none"/>
    </style:style>
    <style:style style:name="P230" style:parent-style-name="Normal" style:family="paragraph">
      <style:paragraph-properties style:text-autospace="none"/>
    </style:style>
    <style:style style:name="P231" style:parent-style-name="Normal" style:family="paragraph">
      <style:paragraph-properties style:text-autospace="none"/>
    </style:style>
    <style:style style:name="P232" style:parent-style-name="Normal" style:family="paragraph">
      <style:paragraph-properties style:text-autospace="none"/>
    </style:style>
    <style:style style:name="P233" style:parent-style-name="Normal" style:family="paragraph">
      <style:paragraph-properties style:text-autospace="none"/>
    </style:style>
    <style:style style:name="P234" style:parent-style-name="Normal" style:family="paragraph">
      <style:paragraph-properties style:text-autospace="none"/>
    </style:style>
    <style:style style:name="P235" style:parent-style-name="Normal" style:family="paragraph">
      <style:paragraph-properties style:text-autospace="none"/>
    </style:style>
    <style:style style:name="P236" style:parent-style-name="Normal" style:family="paragraph">
      <style:paragraph-properties style:text-autospace="none"/>
    </style:style>
    <style:style style:name="P237" style:parent-style-name="Normal" style:family="paragraph">
      <style:paragraph-properties style:text-autospace="none"/>
    </style:style>
    <style:style style:name="P238" style:parent-style-name="Normal" style:family="paragraph">
      <style:paragraph-properties style:text-autospace="none"/>
    </style:style>
    <style:style style:name="P239" style:parent-style-name="Normal" style:family="paragraph">
      <style:paragraph-properties style:text-autospace="none"/>
    </style:style>
    <style:style style:name="P240" style:parent-style-name="Normal" style:family="paragraph">
      <style:paragraph-properties style:text-autospace="none"/>
    </style:style>
    <style:style style:name="P241" style:parent-style-name="Normal" style:family="paragraph">
      <style:paragraph-properties style:text-autospace="none"/>
    </style:style>
    <style:style style:name="P242" style:parent-style-name="Normal" style:family="paragraph">
      <style:paragraph-properties style:text-autospace="none"/>
    </style:style>
    <style:style style:name="P243" style:parent-style-name="Normal" style:family="paragraph">
      <style:paragraph-properties style:text-autospace="none"/>
    </style:style>
    <style:style style:name="P244" style:parent-style-name="Normal" style:family="paragraph">
      <style:paragraph-properties style:text-autospace="none"/>
    </style:style>
    <style:style style:name="P245" style:parent-style-name="Normal" style:family="paragraph">
      <style:paragraph-properties style:text-autospace="none"/>
    </style:style>
    <style:style style:name="P246" style:parent-style-name="Normal" style:family="paragraph">
      <style:paragraph-properties style:text-autospace="none"/>
    </style:style>
    <style:style style:name="P247" style:parent-style-name="Normal" style:family="paragraph">
      <style:paragraph-properties style:text-autospace="none"/>
    </style:style>
    <style:style style:name="P248" style:parent-style-name="Normal" style:family="paragraph">
      <style:paragraph-properties style:text-autospace="none"/>
    </style:style>
    <style:style style:name="P249" style:parent-style-name="Normal" style:family="paragraph">
      <style:paragraph-properties style:text-autospace="none"/>
    </style:style>
    <style:style style:name="P250" style:parent-style-name="Normal" style:family="paragraph">
      <style:paragraph-properties style:text-autospace="none"/>
    </style:style>
    <style:style style:name="P251" style:parent-style-name="Normal" style:family="paragraph">
      <style:paragraph-properties style:text-autospace="none"/>
    </style:style>
    <style:style style:name="P252" style:parent-style-name="Normal" style:family="paragraph">
      <style:paragraph-properties style:text-autospace="none"/>
    </style:style>
    <style:style style:name="P253" style:parent-style-name="Normal" style:family="paragraph">
      <style:paragraph-properties style:text-autospace="none"/>
    </style:style>
    <style:style style:name="P254" style:parent-style-name="Normal" style:family="paragraph">
      <style:paragraph-properties style:text-autospace="none"/>
    </style:style>
    <style:style style:name="P255" style:parent-style-name="Normal" style:family="paragraph">
      <style:paragraph-properties style:text-autospace="none"/>
    </style:style>
    <style:style style:name="P256" style:parent-style-name="Normal" style:family="paragraph">
      <style:paragraph-properties style:text-autospace="none"/>
    </style:style>
    <style:style style:name="P257" style:parent-style-name="Normal" style:family="paragraph">
      <style:paragraph-properties style:text-autospace="none"/>
    </style:style>
    <style:style style:name="P258" style:parent-style-name="Normal" style:family="paragraph">
      <style:paragraph-properties style:text-autospace="none"/>
    </style:style>
    <style:style style:name="P259" style:parent-style-name="Normal" style:family="paragraph">
      <style:paragraph-properties style:text-autospace="none"/>
    </style:style>
    <style:style style:name="P260" style:parent-style-name="Normal" style:family="paragraph">
      <style:paragraph-properties style:text-autospace="none"/>
    </style:style>
    <style:style style:name="P261" style:parent-style-name="Normal" style:family="paragraph">
      <style:paragraph-properties style:text-autospace="none"/>
    </style:style>
    <style:style style:name="P262" style:parent-style-name="Normal" style:family="paragraph">
      <style:paragraph-properties style:text-autospace="none"/>
    </style:style>
    <style:style style:name="P263" style:parent-style-name="Normal" style:family="paragraph">
      <style:paragraph-properties style:text-autospace="none"/>
    </style:style>
    <style:style style:name="P264" style:parent-style-name="Normal" style:family="paragraph">
      <style:paragraph-properties style:text-autospace="none"/>
    </style:style>
    <style:style style:name="P265" style:parent-style-name="Normal" style:family="paragraph">
      <style:paragraph-properties style:text-autospace="none"/>
    </style:style>
    <style:style style:name="P266" style:parent-style-name="Normal" style:family="paragraph">
      <style:paragraph-properties style:text-autospace="none"/>
    </style:style>
    <style:style style:name="P267" style:parent-style-name="Normal" style:family="paragraph">
      <style:paragraph-properties style:text-autospace="none"/>
    </style:style>
    <style:style style:name="P268" style:parent-style-name="Normal" style:family="paragraph">
      <style:paragraph-properties style:text-autospace="none"/>
    </style:style>
    <style:style style:name="P269" style:parent-style-name="Normal" style:family="paragraph">
      <style:paragraph-properties style:text-autospace="none"/>
    </style:style>
    <style:style style:name="P270" style:parent-style-name="Normal" style:family="paragraph">
      <style:paragraph-properties style:text-autospace="none"/>
    </style:style>
    <style:style style:name="P271" style:parent-style-name="Normal" style:family="paragraph">
      <style:paragraph-properties style:text-autospace="none"/>
    </style:style>
    <style:style style:name="P272" style:parent-style-name="Normal" style:family="paragraph">
      <style:paragraph-properties style:text-autospace="none"/>
    </style:style>
    <style:style style:name="P273" style:parent-style-name="Normal" style:family="paragraph">
      <style:paragraph-properties style:text-autospace="none"/>
    </style:style>
    <style:style style:name="P274" style:parent-style-name="Normal" style:family="paragraph">
      <style:paragraph-properties style:text-autospace="none"/>
    </style:style>
    <style:style style:name="P275" style:parent-style-name="Normal" style:family="paragraph">
      <style:paragraph-properties style:text-autospace="none"/>
    </style:style>
    <style:style style:name="P276" style:parent-style-name="Normal" style:family="paragraph">
      <style:paragraph-properties style:text-autospace="none"/>
    </style:style>
    <style:style style:name="P277" style:parent-style-name="Normal" style:family="paragraph">
      <style:paragraph-properties style:text-autospace="none"/>
    </style:style>
    <style:style style:name="P278" style:parent-style-name="Normal" style:family="paragraph">
      <style:paragraph-properties style:text-autospace="none"/>
    </style:style>
    <style:style style:name="P279" style:parent-style-name="Normal" style:family="paragraph">
      <style:paragraph-properties style:text-autospace="none"/>
    </style:style>
    <style:style style:name="P280" style:parent-style-name="Normal" style:family="paragraph">
      <style:paragraph-properties style:text-autospace="none"/>
    </style:style>
    <style:style style:name="P281" style:parent-style-name="Normal" style:family="paragraph">
      <style:paragraph-properties style:text-autospace="none"/>
    </style:style>
    <style:style style:name="P282" style:parent-style-name="Normal" style:family="paragraph">
      <style:paragraph-properties style:text-autospace="none"/>
    </style:style>
    <style:style style:name="P283" style:parent-style-name="Normal" style:family="paragraph">
      <style:paragraph-properties style:text-autospace="none"/>
    </style:style>
    <style:style style:name="P284" style:parent-style-name="Normal" style:family="paragraph">
      <style:paragraph-properties style:text-autospace="none"/>
    </style:style>
    <style:style style:name="P285" style:parent-style-name="Normal" style:family="paragraph">
      <style:paragraph-properties style:text-autospace="none"/>
    </style:style>
    <style:style style:name="P286" style:parent-style-name="Normal" style:family="paragraph">
      <style:paragraph-properties style:text-autospace="none"/>
    </style:style>
    <style:style style:name="P287" style:parent-style-name="Normal" style:family="paragraph">
      <style:paragraph-properties style:text-autospace="none"/>
    </style:style>
    <style:style style:name="P288" style:parent-style-name="Normal" style:family="paragraph">
      <style:paragraph-properties style:text-autospace="none"/>
    </style:style>
    <style:style style:name="P289" style:parent-style-name="Normal" style:family="paragraph">
      <style:paragraph-properties style:text-autospace="none"/>
    </style:style>
    <style:style style:name="P290" style:parent-style-name="Normal" style:family="paragraph">
      <style:paragraph-properties style:text-autospace="none"/>
    </style:style>
    <style:style style:name="P291" style:parent-style-name="Normal" style:family="paragraph">
      <style:paragraph-properties style:text-autospace="none"/>
    </style:style>
    <style:style style:name="P292" style:parent-style-name="Normal" style:family="paragraph">
      <style:paragraph-properties style:text-autospace="none"/>
    </style:style>
    <style:style style:name="P293" style:parent-style-name="Normal" style:family="paragraph">
      <style:paragraph-properties style:text-autospace="none"/>
    </style:style>
    <style:style style:name="P294" style:parent-style-name="Normal" style:family="paragraph">
      <style:paragraph-properties style:text-autospace="none"/>
    </style:style>
    <style:style style:name="P295" style:parent-style-name="Normal" style:family="paragraph">
      <style:paragraph-properties style:text-autospace="none"/>
    </style:style>
    <style:style style:name="P296" style:parent-style-name="Normal" style:family="paragraph">
      <style:paragraph-properties style:text-autospace="none"/>
    </style:style>
    <style:style style:name="P297" style:parent-style-name="Normal" style:family="paragraph">
      <style:paragraph-properties style:text-autospace="none"/>
    </style:style>
    <style:style style:name="P298" style:parent-style-name="Normal" style:family="paragraph">
      <style:paragraph-properties style:text-autospace="none"/>
    </style:style>
    <style:style style:name="P299" style:parent-style-name="Normal" style:family="paragraph">
      <style:paragraph-properties style:text-autospace="none"/>
    </style:style>
    <style:style style:name="P300" style:parent-style-name="Normal" style:family="paragraph">
      <style:paragraph-properties style:text-autospace="none"/>
    </style:style>
    <style:style style:name="P301" style:parent-style-name="Normal" style:family="paragraph">
      <style:paragraph-properties style:text-autospace="none"/>
    </style:style>
    <style:style style:name="P302" style:parent-style-name="Normal" style:family="paragraph">
      <style:paragraph-properties style:text-autospace="none"/>
    </style:style>
    <style:style style:name="P303" style:parent-style-name="Normal" style:family="paragraph">
      <style:paragraph-properties style:text-autospace="none"/>
    </style:style>
    <style:style style:name="P304" style:parent-style-name="Normal" style:family="paragraph">
      <style:paragraph-properties style:text-autospace="none"/>
    </style:style>
    <style:style style:name="P305" style:parent-style-name="Normal" style:family="paragraph">
      <style:paragraph-properties style:text-autospace="none"/>
    </style:style>
    <style:style style:name="P306" style:parent-style-name="Normal" style:family="paragraph">
      <style:paragraph-properties style:text-autospace="none"/>
    </style:style>
    <style:style style:name="P307" style:parent-style-name="Normal" style:family="paragraph">
      <style:paragraph-properties style:text-autospace="none"/>
    </style:style>
    <style:style style:name="P308" style:parent-style-name="Normal" style:family="paragraph">
      <style:paragraph-properties style:text-autospace="none"/>
    </style:style>
    <style:style style:name="P309" style:parent-style-name="Normal" style:family="paragraph">
      <style:paragraph-properties style:text-autospace="none"/>
    </style:style>
    <style:style style:name="P310" style:parent-style-name="Normal" style:family="paragraph">
      <style:paragraph-properties style:text-autospace="none"/>
    </style:style>
    <style:style style:name="P311" style:parent-style-name="Normal" style:family="paragraph">
      <style:paragraph-properties style:text-autospace="none"/>
    </style:style>
    <style:style style:name="P312" style:parent-style-name="Normal" style:family="paragraph">
      <style:paragraph-properties style:text-autospace="none"/>
    </style:style>
    <style:style style:name="P313" style:parent-style-name="Normal" style:family="paragraph">
      <style:paragraph-properties style:text-autospace="none"/>
    </style:style>
    <style:style style:name="P314" style:parent-style-name="Normal" style:family="paragraph">
      <style:paragraph-properties style:text-autospace="none"/>
    </style:style>
    <style:style style:name="P315" style:parent-style-name="Normal" style:family="paragraph">
      <style:paragraph-properties style:text-autospace="none"/>
    </style:style>
    <style:style style:name="P316" style:parent-style-name="Normal" style:family="paragraph">
      <style:paragraph-properties style:text-autospace="none"/>
    </style:style>
    <style:style style:name="P317" style:parent-style-name="Normal" style:family="paragraph">
      <style:paragraph-properties style:text-autospace="none"/>
    </style:style>
    <style:style style:name="P318" style:parent-style-name="Normal" style:family="paragraph">
      <style:paragraph-properties style:text-autospace="none"/>
    </style:style>
    <style:style style:name="P319" style:parent-style-name="Normal" style:family="paragraph">
      <style:paragraph-properties style:text-autospace="none"/>
    </style:style>
    <style:style style:name="P320" style:parent-style-name="Normal" style:family="paragraph">
      <style:paragraph-properties style:text-autospace="none"/>
    </style:style>
    <style:style style:name="P321" style:parent-style-name="Normal" style:family="paragraph">
      <style:paragraph-properties style:text-autospace="none"/>
    </style:style>
    <style:style style:name="P322" style:parent-style-name="Normal" style:family="paragraph">
      <style:paragraph-properties style:text-autospace="none"/>
    </style:style>
    <style:style style:name="P323" style:parent-style-name="Normal" style:family="paragraph">
      <style:paragraph-properties style:text-autospace="none"/>
    </style:style>
    <style:style style:name="P324" style:parent-style-name="Normal" style:family="paragraph">
      <style:paragraph-properties style:text-autospace="none"/>
    </style:style>
    <style:style style:name="P325" style:parent-style-name="Normal" style:family="paragraph">
      <style:paragraph-properties style:text-autospace="none"/>
    </style:style>
    <style:style style:name="P326" style:parent-style-name="Normal" style:family="paragraph">
      <style:paragraph-properties style:text-autospace="none"/>
    </style:style>
    <style:style style:name="P327" style:parent-style-name="Normal" style:family="paragraph">
      <style:paragraph-properties style:text-autospace="none"/>
    </style:style>
    <style:style style:name="P328" style:parent-style-name="Normal" style:family="paragraph">
      <style:paragraph-properties style:text-autospace="none"/>
    </style:style>
    <style:style style:name="P329" style:parent-style-name="Normal" style:family="paragraph">
      <style:paragraph-properties style:text-autospace="none"/>
    </style:style>
    <style:style style:name="P330" style:parent-style-name="Normal" style:family="paragraph">
      <style:paragraph-properties style:text-autospace="none"/>
    </style:style>
    <style:style style:name="P331" style:parent-style-name="Normal" style:family="paragraph">
      <style:paragraph-properties style:text-autospace="none"/>
    </style:style>
    <style:style style:name="P332" style:parent-style-name="Normal" style:family="paragraph">
      <style:paragraph-properties style:text-autospace="none"/>
    </style:style>
    <style:style style:name="P333" style:parent-style-name="Normal" style:family="paragraph">
      <style:paragraph-properties style:text-autospace="none"/>
    </style:style>
    <style:style style:name="P334" style:parent-style-name="Normal" style:family="paragraph">
      <style:paragraph-properties style:text-autospace="none"/>
    </style:style>
    <style:style style:name="P335" style:parent-style-name="Normal" style:family="paragraph">
      <style:paragraph-properties style:text-autospace="none"/>
    </style:style>
    <style:style style:name="P336" style:parent-style-name="Normal" style:family="paragraph">
      <style:paragraph-properties style:text-autospace="none"/>
    </style:style>
    <style:style style:name="P337" style:parent-style-name="Normal" style:family="paragraph">
      <style:paragraph-properties style:text-autospace="none"/>
    </style:style>
    <style:style style:name="P338" style:parent-style-name="Normal" style:family="paragraph">
      <style:paragraph-properties style:text-autospace="none"/>
    </style:style>
    <style:style style:name="P339" style:parent-style-name="Normal" style:family="paragraph">
      <style:paragraph-properties style:text-autospace="none"/>
    </style:style>
    <style:style style:name="P340" style:parent-style-name="Normal" style:family="paragraph">
      <style:paragraph-properties style:text-autospace="none"/>
    </style:style>
    <style:style style:name="P341" style:parent-style-name="Normal" style:family="paragraph">
      <style:paragraph-properties style:text-autospace="none"/>
    </style:style>
    <style:style style:name="P342" style:parent-style-name="Normal" style:family="paragraph">
      <style:paragraph-properties style:text-autospace="none"/>
    </style:style>
    <style:style style:name="P343" style:parent-style-name="Normal" style:family="paragraph">
      <style:paragraph-properties style:text-autospace="none"/>
    </style:style>
    <style:style style:name="P344" style:parent-style-name="Normal" style:family="paragraph">
      <style:paragraph-properties style:text-autospace="none"/>
    </style:style>
    <style:style style:name="P345" style:parent-style-name="Normal" style:family="paragraph">
      <style:paragraph-properties style:text-autospace="none"/>
    </style:style>
    <style:style style:name="P346" style:parent-style-name="Normal" style:family="paragraph">
      <style:paragraph-properties style:text-autospace="none"/>
    </style:style>
    <style:style style:name="P347" style:parent-style-name="Normal" style:family="paragraph">
      <style:paragraph-properties style:text-autospace="none"/>
    </style:style>
    <style:style style:name="P348" style:parent-style-name="Normal" style:family="paragraph">
      <style:paragraph-properties style:text-autospace="none"/>
    </style:style>
    <style:style style:name="P349" style:parent-style-name="Normal" style:family="paragraph">
      <style:paragraph-properties style:text-autospace="none"/>
    </style:style>
    <style:style style:name="P350" style:parent-style-name="Normal" style:family="paragraph">
      <style:paragraph-properties style:text-autospace="none"/>
    </style:style>
    <style:style style:name="P351" style:parent-style-name="Normal" style:family="paragraph">
      <style:paragraph-properties style:text-autospace="none"/>
    </style:style>
    <style:style style:name="P352" style:parent-style-name="Normal" style:family="paragraph">
      <style:paragraph-properties style:text-autospace="none"/>
    </style:style>
    <style:style style:name="P353" style:parent-style-name="Normal" style:family="paragraph">
      <style:paragraph-properties style:text-autospace="none"/>
    </style:style>
    <style:style style:name="P354" style:parent-style-name="Normal" style:family="paragraph">
      <style:paragraph-properties style:text-autospace="none"/>
    </style:style>
    <style:style style:name="P355" style:parent-style-name="Normal" style:family="paragraph">
      <style:paragraph-properties style:text-autospace="none"/>
    </style:style>
    <style:style style:name="P356" style:parent-style-name="Normal" style:family="paragraph">
      <style:paragraph-properties style:text-autospace="none"/>
    </style:style>
    <style:style style:name="P357" style:parent-style-name="Normal" style:family="paragraph">
      <style:paragraph-properties style:text-autospace="none"/>
    </style:style>
    <style:style style:name="P358" style:parent-style-name="Normal" style:family="paragraph">
      <style:paragraph-properties style:text-autospace="none"/>
    </style:style>
    <style:style style:name="P359" style:parent-style-name="Normal" style:family="paragraph">
      <style:paragraph-properties style:text-autospace="none"/>
    </style:style>
    <style:style style:name="P360" style:parent-style-name="Normal" style:family="paragraph">
      <style:paragraph-properties style:text-autospace="none"/>
    </style:style>
    <style:style style:name="P361" style:parent-style-name="Normal" style:family="paragraph">
      <style:paragraph-properties style:text-autospace="none"/>
    </style:style>
    <style:style style:name="P362" style:parent-style-name="Normal" style:family="paragraph">
      <style:paragraph-properties style:text-autospace="none"/>
    </style:style>
    <style:style style:name="P363" style:parent-style-name="Normal" style:family="paragraph">
      <style:paragraph-properties style:text-autospace="none"/>
    </style:style>
    <style:style style:name="P364" style:parent-style-name="Normal" style:family="paragraph">
      <style:paragraph-properties style:text-autospace="none"/>
    </style:style>
    <style:style style:name="P365" style:parent-style-name="Normal" style:family="paragraph">
      <style:paragraph-properties style:text-autospace="none"/>
    </style:style>
    <style:style style:name="P366" style:parent-style-name="Normal" style:family="paragraph">
      <style:paragraph-properties style:text-autospace="none"/>
    </style:style>
    <style:style style:name="P367" style:parent-style-name="Normal" style:family="paragraph">
      <style:paragraph-properties style:text-autospace="none"/>
    </style:style>
    <style:style style:name="P368" style:parent-style-name="Normal" style:family="paragraph">
      <style:paragraph-properties style:text-autospace="none"/>
    </style:style>
    <style:style style:name="P369" style:parent-style-name="Normal" style:family="paragraph">
      <style:paragraph-properties style:text-autospace="none"/>
    </style:style>
    <style:style style:name="P370" style:parent-style-name="Normal" style:family="paragraph">
      <style:paragraph-properties style:text-autospace="none"/>
    </style:style>
    <style:style style:name="P371" style:parent-style-name="Normal" style:family="paragraph">
      <style:paragraph-properties style:text-autospace="none"/>
    </style:style>
    <style:style style:name="P372" style:parent-style-name="Normal" style:family="paragraph">
      <style:paragraph-properties style:text-autospace="none"/>
    </style:style>
    <style:style style:name="P373" style:parent-style-name="Normal" style:family="paragraph">
      <style:paragraph-properties style:text-autospace="none"/>
    </style:style>
    <style:style style:name="P374" style:parent-style-name="Normal" style:family="paragraph">
      <style:paragraph-properties style:text-autospace="none"/>
    </style:style>
    <style:style style:name="P375" style:parent-style-name="Normal" style:family="paragraph">
      <style:paragraph-properties style:text-autospace="none"/>
    </style:style>
    <style:style style:name="P376" style:parent-style-name="Normal" style:family="paragraph">
      <style:paragraph-properties style:text-autospace="none"/>
    </style:style>
    <style:style style:name="P377" style:parent-style-name="Normal" style:family="paragraph">
      <style:paragraph-properties style:text-autospace="none"/>
    </style:style>
    <style:style style:name="P378" style:parent-style-name="Normal" style:family="paragraph">
      <style:paragraph-properties style:text-autospace="none"/>
    </style:style>
    <style:style style:name="P379" style:parent-style-name="Normal" style:family="paragraph">
      <style:paragraph-properties style:text-autospace="none"/>
    </style:style>
    <style:style style:name="P380" style:parent-style-name="Normal" style:family="paragraph">
      <style:paragraph-properties style:text-autospace="none"/>
    </style:style>
    <style:style style:name="P381" style:parent-style-name="Normal" style:family="paragraph">
      <style:paragraph-properties style:text-autospace="none"/>
    </style:style>
    <style:style style:name="P382" style:parent-style-name="Normal" style:family="paragraph">
      <style:paragraph-properties style:text-autospace="none"/>
    </style:style>
    <style:style style:name="P383" style:parent-style-name="Normal" style:family="paragraph">
      <style:paragraph-properties style:text-autospace="none"/>
    </style:style>
    <style:style style:name="P384" style:parent-style-name="Normal" style:family="paragraph">
      <style:paragraph-properties style:text-autospace="none"/>
    </style:style>
    <style:style style:name="P385" style:parent-style-name="Normal" style:family="paragraph">
      <style:paragraph-properties style:text-autospace="none"/>
    </style:style>
    <style:style style:name="P386" style:parent-style-name="Normal" style:family="paragraph">
      <style:paragraph-properties style:text-autospace="none"/>
    </style:style>
    <style:style style:name="P387" style:parent-style-name="Normal" style:family="paragraph">
      <style:paragraph-properties style:text-autospace="none"/>
    </style:style>
    <style:style style:name="P388" style:parent-style-name="Normal" style:family="paragraph">
      <style:paragraph-properties style:text-autospace="none"/>
    </style:style>
    <style:style style:name="P389" style:parent-style-name="Normal" style:family="paragraph">
      <style:paragraph-properties style:text-autospace="none"/>
    </style:style>
    <style:style style:name="P390" style:parent-style-name="Normal" style:family="paragraph">
      <style:paragraph-properties style:text-autospace="none"/>
    </style:style>
    <style:style style:name="P391" style:parent-style-name="Normal" style:family="paragraph">
      <style:paragraph-properties style:text-autospace="none"/>
    </style:style>
    <style:style style:name="P392" style:parent-style-name="Normal" style:family="paragraph">
      <style:paragraph-properties style:text-autospace="none"/>
    </style:style>
    <style:style style:name="P393" style:parent-style-name="Normal" style:family="paragraph">
      <style:paragraph-properties style:text-autospace="none"/>
    </style:style>
    <style:style style:name="P394" style:parent-style-name="Normal" style:family="paragraph">
      <style:paragraph-properties style:text-autospace="none"/>
    </style:style>
    <style:style style:name="P395" style:parent-style-name="Normal" style:family="paragraph">
      <style:paragraph-properties style:text-autospace="none"/>
    </style:style>
    <style:style style:name="P396" style:parent-style-name="Normal" style:family="paragraph">
      <style:paragraph-properties style:text-autospace="none"/>
    </style:style>
    <style:style style:name="P397" style:parent-style-name="Normal" style:family="paragraph">
      <style:paragraph-properties style:text-autospace="none"/>
    </style:style>
    <style:style style:name="P398" style:parent-style-name="Normal" style:family="paragraph">
      <style:paragraph-properties style:text-autospace="none"/>
    </style:style>
    <style:style style:name="P399" style:parent-style-name="Normal" style:family="paragraph">
      <style:paragraph-properties style:text-autospace="none"/>
    </style:style>
    <style:style style:name="P400" style:parent-style-name="Normal" style:family="paragraph">
      <style:paragraph-properties style:text-autospace="none"/>
    </style:style>
    <style:style style:name="P401" style:parent-style-name="Normal" style:family="paragraph">
      <style:paragraph-properties style:text-autospace="none"/>
    </style:style>
    <style:style style:name="P402" style:parent-style-name="Normal" style:family="paragraph">
      <style:paragraph-properties style:text-autospace="none"/>
    </style:style>
    <style:style style:name="P403" style:parent-style-name="Normal" style:family="paragraph">
      <style:paragraph-properties style:text-autospace="none"/>
    </style:style>
    <style:style style:name="P404" style:parent-style-name="Normal" style:family="paragraph">
      <style:paragraph-properties style:text-autospace="none"/>
    </style:style>
    <style:style style:name="P405" style:parent-style-name="Normal" style:family="paragraph">
      <style:paragraph-properties style:text-autospace="none"/>
    </style:style>
    <style:style style:name="P406" style:parent-style-name="Normal" style:family="paragraph">
      <style:paragraph-properties style:text-autospace="none"/>
    </style:style>
    <style:style style:name="P407" style:parent-style-name="Normal" style:family="paragraph">
      <style:paragraph-properties style:text-autospace="none"/>
    </style:style>
    <style:style style:name="P408" style:parent-style-name="Normal" style:family="paragraph">
      <style:paragraph-properties style:text-autospace="none"/>
    </style:style>
    <style:style style:name="P409" style:parent-style-name="Normal" style:family="paragraph">
      <style:paragraph-properties style:text-autospace="none"/>
    </style:style>
    <style:style style:name="P410" style:parent-style-name="Normal" style:family="paragraph">
      <style:paragraph-properties style:text-autospace="none"/>
    </style:style>
    <style:style style:name="P411" style:parent-style-name="Normal" style:family="paragraph">
      <style:paragraph-properties style:text-autospace="none"/>
    </style:style>
    <style:style style:name="P412" style:parent-style-name="Normal" style:family="paragraph">
      <style:paragraph-properties style:text-autospace="none"/>
    </style:style>
    <style:style style:name="P413" style:parent-style-name="Normal" style:family="paragraph">
      <style:paragraph-properties style:text-autospace="none"/>
    </style:style>
    <style:style style:name="P414" style:parent-style-name="Normal" style:family="paragraph">
      <style:paragraph-properties style:text-autospace="none"/>
    </style:style>
    <style:style style:name="P415" style:parent-style-name="Normal" style:family="paragraph">
      <style:paragraph-properties style:text-autospace="none"/>
    </style:style>
    <style:style style:name="P416" style:parent-style-name="Normal" style:family="paragraph">
      <style:paragraph-properties style:text-autospace="none"/>
    </style:style>
    <style:style style:name="P417" style:parent-style-name="Normal" style:family="paragraph">
      <style:paragraph-properties style:text-autospace="none"/>
    </style:style>
    <style:style style:name="P418" style:parent-style-name="Normal" style:family="paragraph">
      <style:paragraph-properties style:text-autospace="none"/>
    </style:style>
    <style:style style:name="P419" style:parent-style-name="Normal" style:family="paragraph">
      <style:paragraph-properties style:text-autospace="none"/>
    </style:style>
    <style:style style:name="P420" style:parent-style-name="Normal" style:family="paragraph">
      <style:paragraph-properties style:text-autospace="none"/>
    </style:style>
    <style:style style:name="P421" style:parent-style-name="Normal" style:family="paragraph">
      <style:paragraph-properties style:text-autospace="none"/>
    </style:style>
    <style:style style:name="P422" style:parent-style-name="Normal" style:family="paragraph">
      <style:paragraph-properties style:text-autospace="none"/>
    </style:style>
    <style:style style:name="P423" style:parent-style-name="Normal" style:family="paragraph">
      <style:paragraph-properties style:text-autospace="none"/>
    </style:style>
    <style:style style:name="P424" style:parent-style-name="Normal" style:family="paragraph">
      <style:paragraph-properties style:text-autospace="none"/>
    </style:style>
    <style:style style:name="P425" style:parent-style-name="Normal" style:family="paragraph">
      <style:paragraph-properties style:text-autospace="none"/>
    </style:style>
    <style:style style:name="P426" style:parent-style-name="Normal" style:family="paragraph">
      <style:paragraph-properties style:text-autospace="none"/>
    </style:style>
    <style:style style:name="P427" style:parent-style-name="Normal" style:family="paragraph">
      <style:paragraph-properties style:text-autospace="none"/>
    </style:style>
    <style:style style:name="P428" style:parent-style-name="Normal" style:family="paragraph">
      <style:paragraph-properties style:text-autospace="none"/>
    </style:style>
    <style:style style:name="P429" style:parent-style-name="Normal" style:family="paragraph">
      <style:paragraph-properties style:text-autospace="none"/>
    </style:style>
    <style:style style:name="P430" style:parent-style-name="Normal" style:family="paragraph">
      <style:paragraph-properties style:text-autospace="none"/>
    </style:style>
    <style:style style:name="P431" style:parent-style-name="Normal" style:family="paragraph">
      <style:paragraph-properties style:text-autospace="none"/>
    </style:style>
    <style:style style:name="P432" style:parent-style-name="Normal" style:family="paragraph">
      <style:paragraph-properties style:text-autospace="none"/>
    </style:style>
    <style:style style:name="P433" style:parent-style-name="Normal" style:family="paragraph">
      <style:paragraph-properties style:text-autospace="none"/>
    </style:style>
    <style:style style:name="P434" style:parent-style-name="Normal" style:family="paragraph">
      <style:paragraph-properties style:text-autospace="none"/>
    </style:style>
    <style:style style:name="P435" style:parent-style-name="Normal" style:family="paragraph">
      <style:paragraph-properties style:text-autospace="none"/>
    </style:style>
    <style:style style:name="P436" style:parent-style-name="Normal" style:family="paragraph">
      <style:paragraph-properties style:text-autospace="none"/>
    </style:style>
    <style:style style:name="P437" style:parent-style-name="Normal" style:family="paragraph">
      <style:paragraph-properties style:text-autospace="none"/>
    </style:style>
    <style:style style:name="P438" style:parent-style-name="Normal" style:family="paragraph">
      <style:paragraph-properties style:text-autospace="none"/>
    </style:style>
    <style:style style:name="P439" style:parent-style-name="Normal" style:family="paragraph">
      <style:paragraph-properties style:text-autospace="none"/>
    </style:style>
    <style:style style:name="P440" style:parent-style-name="Normal" style:family="paragraph">
      <style:paragraph-properties style:text-autospace="none"/>
    </style:style>
    <style:style style:name="P441" style:parent-style-name="Normal" style:family="paragraph">
      <style:paragraph-properties style:text-autospace="none"/>
    </style:style>
    <style:style style:name="P442" style:parent-style-name="Normal" style:family="paragraph">
      <style:paragraph-properties style:text-autospace="none"/>
    </style:style>
    <style:style style:name="P443" style:parent-style-name="Normal" style:family="paragraph">
      <style:paragraph-properties style:text-autospace="none"/>
    </style:style>
    <style:style style:name="P444" style:parent-style-name="Normal" style:family="paragraph">
      <style:paragraph-properties style:text-autospace="none"/>
    </style:style>
    <style:style style:name="P445" style:parent-style-name="Normal" style:family="paragraph">
      <style:paragraph-properties style:text-autospace="none"/>
    </style:style>
    <style:style style:name="P446" style:parent-style-name="Normal" style:family="paragraph">
      <style:paragraph-properties style:text-autospace="none"/>
    </style:style>
    <style:style style:name="P447" style:parent-style-name="Normal" style:family="paragraph">
      <style:paragraph-properties style:text-autospace="none"/>
    </style:style>
    <style:style style:name="P448" style:parent-style-name="Normal" style:family="paragraph">
      <style:paragraph-properties style:text-autospace="none"/>
    </style:style>
    <style:style style:name="P449" style:parent-style-name="Normal" style:family="paragraph">
      <style:paragraph-properties style:text-autospace="none"/>
    </style:style>
    <style:style style:name="P450" style:parent-style-name="Normal" style:family="paragraph">
      <style:paragraph-properties style:text-autospace="none"/>
    </style:style>
    <style:style style:name="P451" style:parent-style-name="Normal" style:family="paragraph">
      <style:paragraph-properties style:text-autospace="none"/>
    </style:style>
    <style:style style:name="P452" style:parent-style-name="Normal" style:family="paragraph">
      <style:paragraph-properties style:text-autospace="none"/>
    </style:style>
    <style:style style:name="P453" style:parent-style-name="Normal" style:family="paragraph">
      <style:paragraph-properties style:text-autospace="none"/>
    </style:style>
    <style:style style:name="P454" style:parent-style-name="Normal" style:family="paragraph">
      <style:paragraph-properties style:text-autospace="none"/>
    </style:style>
    <style:style style:name="P455" style:parent-style-name="Normal" style:family="paragraph">
      <style:paragraph-properties style:text-autospace="none"/>
    </style:style>
    <style:style style:name="P456" style:parent-style-name="Normal" style:family="paragraph">
      <style:paragraph-properties style:text-autospace="none"/>
    </style:style>
    <style:style style:name="P457" style:parent-style-name="Normal" style:family="paragraph">
      <style:paragraph-properties style:text-autospace="none"/>
    </style:style>
    <style:style style:name="P458" style:parent-style-name="Normal" style:family="paragraph">
      <style:paragraph-properties style:text-autospace="none"/>
    </style:style>
    <style:style style:name="P459" style:parent-style-name="Normal" style:family="paragraph">
      <style:paragraph-properties style:text-autospace="none"/>
    </style:style>
    <style:style style:name="P460" style:parent-style-name="Normal" style:family="paragraph">
      <style:paragraph-properties style:text-autospace="none"/>
    </style:style>
    <style:style style:name="P461" style:parent-style-name="Normal" style:family="paragraph">
      <style:paragraph-properties style:text-autospace="none"/>
    </style:style>
    <style:style style:name="P462" style:parent-style-name="Normal" style:family="paragraph">
      <style:paragraph-properties style:text-autospace="none"/>
    </style:style>
    <style:style style:name="P463" style:parent-style-name="Normal" style:family="paragraph">
      <style:paragraph-properties style:text-autospace="none"/>
    </style:style>
    <style:style style:name="P464" style:parent-style-name="Normal" style:family="paragraph">
      <style:paragraph-properties style:text-autospace="none"/>
    </style:style>
    <style:style style:name="P465" style:parent-style-name="Normal" style:family="paragraph">
      <style:paragraph-properties style:text-autospace="none"/>
    </style:style>
    <style:style style:name="P466" style:parent-style-name="Normal" style:family="paragraph">
      <style:paragraph-properties style:text-autospace="none"/>
    </style:style>
    <style:style style:name="P467" style:parent-style-name="Normal" style:family="paragraph">
      <style:paragraph-properties style:text-autospace="none"/>
    </style:style>
    <style:style style:name="P468" style:parent-style-name="Normal" style:family="paragraph">
      <style:paragraph-properties style:text-autospace="none"/>
    </style:style>
    <style:style style:name="P469" style:parent-style-name="Normal" style:family="paragraph">
      <style:paragraph-properties style:text-autospace="none"/>
    </style:style>
    <style:style style:name="P470" style:parent-style-name="Normal" style:family="paragraph">
      <style:paragraph-properties style:text-autospace="none"/>
    </style:style>
    <style:style style:name="P471" style:parent-style-name="Normal" style:family="paragraph">
      <style:paragraph-properties style:text-autospace="none"/>
    </style:style>
    <style:style style:name="P472" style:parent-style-name="Normal" style:family="paragraph">
      <style:paragraph-properties style:text-autospace="none"/>
    </style:style>
    <style:style style:name="P473" style:parent-style-name="Normal" style:family="paragraph">
      <style:paragraph-properties style:text-autospace="none"/>
    </style:style>
    <style:style style:name="P474" style:parent-style-name="Normal" style:family="paragraph">
      <style:paragraph-properties style:text-autospace="none"/>
    </style:style>
    <style:style style:name="P475" style:parent-style-name="Normal" style:family="paragraph">
      <style:paragraph-properties style:text-autospace="none"/>
    </style:style>
    <style:style style:name="P476" style:parent-style-name="Normal" style:family="paragraph">
      <style:paragraph-properties style:text-autospace="none"/>
    </style:style>
    <style:style style:name="P477" style:parent-style-name="Normal" style:family="paragraph">
      <style:paragraph-properties style:text-autospace="none"/>
    </style:style>
    <style:style style:name="P478" style:parent-style-name="Normal" style:family="paragraph">
      <style:paragraph-properties style:text-autospace="none"/>
    </style:style>
    <style:style style:name="P479" style:parent-style-name="Normal" style:family="paragraph">
      <style:paragraph-properties style:text-autospace="none"/>
    </style:style>
    <style:style style:name="P480" style:parent-style-name="Normal" style:family="paragraph">
      <style:paragraph-properties style:text-autospace="none"/>
    </style:style>
    <style:style style:name="P481" style:parent-style-name="Normal" style:family="paragraph">
      <style:paragraph-properties style:text-autospace="none"/>
    </style:style>
    <style:style style:name="P482" style:parent-style-name="Normal" style:family="paragraph">
      <style:paragraph-properties style:text-autospace="none"/>
    </style:style>
    <style:style style:name="P483" style:parent-style-name="Normal" style:family="paragraph">
      <style:paragraph-properties style:text-autospace="none"/>
    </style:style>
    <style:style style:name="P484" style:parent-style-name="Normal" style:family="paragraph">
      <style:paragraph-properties style:text-autospace="none"/>
    </style:style>
    <style:style style:name="P485" style:parent-style-name="Normal" style:family="paragraph">
      <style:paragraph-properties style:text-autospace="none"/>
    </style:style>
    <style:style style:name="P486" style:parent-style-name="Normal" style:family="paragraph">
      <style:paragraph-properties style:text-autospace="none"/>
    </style:style>
    <style:style style:name="P487" style:parent-style-name="Normal" style:family="paragraph">
      <style:paragraph-properties style:text-autospace="none"/>
    </style:style>
    <style:style style:name="P488" style:parent-style-name="Normal" style:family="paragraph">
      <style:paragraph-properties style:text-autospace="none"/>
    </style:style>
    <style:style style:name="P489" style:parent-style-name="Normal" style:family="paragraph">
      <style:paragraph-properties style:text-autospace="none"/>
    </style:style>
    <style:style style:name="P490" style:parent-style-name="Normal" style:family="paragraph">
      <style:paragraph-properties style:text-autospace="none"/>
    </style:style>
    <style:style style:name="P491" style:parent-style-name="Normal" style:family="paragraph">
      <style:paragraph-properties style:text-autospace="none"/>
    </style:style>
    <style:style style:name="P492" style:parent-style-name="Normal" style:family="paragraph">
      <style:paragraph-properties style:text-autospace="none"/>
    </style:style>
    <style:style style:name="P493" style:parent-style-name="Normal" style:family="paragraph">
      <style:paragraph-properties style:text-autospace="none"/>
    </style:style>
    <style:style style:name="P494" style:parent-style-name="Normal" style:family="paragraph">
      <style:paragraph-properties style:text-autospace="none"/>
    </style:style>
    <style:style style:name="P495" style:parent-style-name="Normal" style:family="paragraph">
      <style:paragraph-properties style:text-autospace="none"/>
    </style:style>
    <style:style style:name="P496" style:parent-style-name="Normal" style:family="paragraph">
      <style:paragraph-properties style:text-autospace="none"/>
    </style:style>
    <style:style style:name="P497" style:parent-style-name="Normal" style:family="paragraph">
      <style:paragraph-properties style:text-autospace="none"/>
    </style:style>
    <style:style style:name="P498" style:parent-style-name="Normal" style:family="paragraph">
      <style:paragraph-properties style:text-autospace="none"/>
    </style:style>
    <style:style style:name="P499" style:parent-style-name="Normal" style:family="paragraph">
      <style:paragraph-properties style:text-autospace="none"/>
    </style:style>
    <style:style style:name="P500" style:parent-style-name="Normal" style:family="paragraph">
      <style:paragraph-properties style:text-autospace="none"/>
    </style:style>
    <style:style style:name="P501" style:parent-style-name="Normal" style:family="paragraph">
      <style:paragraph-properties style:text-autospace="none"/>
    </style:style>
    <style:style style:name="P502" style:parent-style-name="Normal" style:family="paragraph">
      <style:paragraph-properties style:text-autospace="none"/>
    </style:style>
    <style:style style:name="P503" style:parent-style-name="Normal" style:family="paragraph">
      <style:paragraph-properties style:text-autospace="none"/>
    </style:style>
    <style:style style:name="P504" style:parent-style-name="Normal" style:family="paragraph">
      <style:paragraph-properties style:text-autospace="none"/>
    </style:style>
    <style:style style:name="P505" style:parent-style-name="Normal" style:family="paragraph">
      <style:paragraph-properties style:text-autospace="none"/>
    </style:style>
    <style:style style:name="P506" style:parent-style-name="Normal" style:family="paragraph">
      <style:paragraph-properties style:text-autospace="none"/>
    </style:style>
    <style:style style:name="P507" style:parent-style-name="Normal" style:family="paragraph">
      <style:paragraph-properties style:text-autospace="none"/>
    </style:style>
    <style:style style:name="P508" style:parent-style-name="Normal" style:family="paragraph">
      <style:paragraph-properties style:text-autospace="none"/>
    </style:style>
    <style:style style:name="P509" style:parent-style-name="Normal" style:family="paragraph">
      <style:paragraph-properties style:text-autospace="none"/>
    </style:style>
    <style:style style:name="P510" style:parent-style-name="Normal" style:family="paragraph">
      <style:paragraph-properties style:text-autospace="none"/>
    </style:style>
    <style:style style:name="P511" style:parent-style-name="Normal" style:family="paragraph">
      <style:paragraph-properties style:text-autospace="none"/>
    </style:style>
    <style:style style:name="P512" style:parent-style-name="Normal" style:family="paragraph">
      <style:paragraph-properties style:text-autospace="none"/>
    </style:style>
    <style:style style:name="P513" style:parent-style-name="Normal" style:family="paragraph">
      <style:paragraph-properties style:text-autospace="none"/>
    </style:style>
    <style:style style:name="P514" style:parent-style-name="Normal" style:family="paragraph">
      <style:paragraph-properties style:text-autospace="none"/>
    </style:style>
    <style:style style:name="P515" style:parent-style-name="Normal" style:family="paragraph">
      <style:paragraph-properties style:text-autospace="none"/>
    </style:style>
    <style:style style:name="P516" style:parent-style-name="Normal" style:family="paragraph">
      <style:paragraph-properties style:text-autospace="none"/>
    </style:style>
    <style:style style:name="P517" style:parent-style-name="Normal" style:family="paragraph">
      <style:paragraph-properties style:text-autospace="none"/>
    </style:style>
    <style:style style:name="P518" style:parent-style-name="Normal" style:family="paragraph">
      <style:paragraph-properties style:text-autospace="none"/>
    </style:style>
    <style:style style:name="P519" style:parent-style-name="Normal" style:family="paragraph">
      <style:paragraph-properties style:text-autospace="none"/>
    </style:style>
    <style:style style:name="P520" style:parent-style-name="Normal" style:family="paragraph">
      <style:paragraph-properties style:text-autospace="none"/>
    </style:style>
    <style:style style:name="P521" style:parent-style-name="Normal" style:family="paragraph">
      <style:paragraph-properties style:text-autospace="none"/>
    </style:style>
    <style:style style:name="P522" style:parent-style-name="Normal" style:family="paragraph">
      <style:paragraph-properties style:text-autospace="none"/>
    </style:style>
    <style:style style:name="P523" style:parent-style-name="Normal" style:family="paragraph">
      <style:paragraph-properties style:text-autospace="none"/>
    </style:style>
    <style:style style:name="P524" style:parent-style-name="Normal" style:family="paragraph">
      <style:paragraph-properties style:text-autospace="none"/>
    </style:style>
    <style:style style:name="P525" style:parent-style-name="Normal" style:family="paragraph">
      <style:paragraph-properties style:text-autospace="none"/>
    </style:style>
    <style:style style:name="P526" style:parent-style-name="Normal" style:family="paragraph">
      <style:paragraph-properties style:text-autospace="none"/>
    </style:style>
    <style:style style:name="P527" style:parent-style-name="Normal" style:family="paragraph">
      <style:paragraph-properties style:text-autospace="none"/>
    </style:style>
    <style:style style:name="P528" style:parent-style-name="Normal" style:family="paragraph">
      <style:paragraph-properties style:text-autospace="none"/>
    </style:style>
    <style:style style:name="P529" style:parent-style-name="Normal" style:family="paragraph">
      <style:paragraph-properties style:text-autospace="none"/>
    </style:style>
    <style:style style:name="P530" style:parent-style-name="Normal" style:family="paragraph">
      <style:paragraph-properties style:text-autospace="none"/>
    </style:style>
    <style:style style:name="P531" style:parent-style-name="Normal" style:family="paragraph">
      <style:paragraph-properties style:text-autospace="none"/>
    </style:style>
    <style:style style:name="P532" style:parent-style-name="Normal" style:family="paragraph">
      <style:paragraph-properties style:text-autospace="none"/>
    </style:style>
    <style:style style:name="P533" style:parent-style-name="Normal" style:family="paragraph">
      <style:paragraph-properties style:text-autospace="none"/>
    </style:style>
    <style:style style:name="P534" style:parent-style-name="Normal" style:family="paragraph">
      <style:paragraph-properties style:text-autospace="none"/>
    </style:style>
    <style:style style:name="P535" style:parent-style-name="Normal" style:family="paragraph">
      <style:paragraph-properties style:text-autospace="none"/>
    </style:style>
    <style:style style:name="P536" style:parent-style-name="Normal" style:family="paragraph">
      <style:paragraph-properties style:text-autospace="none"/>
    </style:style>
    <style:style style:name="P537" style:parent-style-name="Normal" style:family="paragraph">
      <style:paragraph-properties style:text-autospace="none"/>
    </style:style>
    <style:style style:name="P538" style:parent-style-name="Normal" style:family="paragraph">
      <style:paragraph-properties style:text-autospace="none"/>
    </style:style>
    <style:style style:name="P539" style:parent-style-name="Normal" style:family="paragraph">
      <style:paragraph-properties style:text-autospace="none"/>
    </style:style>
    <style:style style:name="P540" style:parent-style-name="Normal" style:family="paragraph">
      <style:paragraph-properties style:text-autospace="none"/>
    </style:style>
    <style:style style:name="P541" style:parent-style-name="Normal" style:family="paragraph">
      <style:paragraph-properties style:text-autospace="none"/>
    </style:style>
    <style:style style:name="P542" style:parent-style-name="Normal" style:family="paragraph">
      <style:paragraph-properties style:text-autospace="none"/>
    </style:style>
    <style:style style:name="P543" style:parent-style-name="Normal" style:family="paragraph">
      <style:paragraph-properties style:text-autospace="none"/>
    </style:style>
    <style:style style:name="P544" style:parent-style-name="Normal" style:family="paragraph">
      <style:paragraph-properties style:text-autospace="none"/>
    </style:style>
    <style:style style:name="P545" style:parent-style-name="Normal" style:family="paragraph">
      <style:paragraph-properties style:text-autospace="none"/>
    </style:style>
    <style:style style:name="P546" style:parent-style-name="Normal" style:family="paragraph">
      <style:paragraph-properties style:text-autospace="none"/>
    </style:style>
    <style:style style:name="P547" style:parent-style-name="Normal" style:family="paragraph">
      <style:paragraph-properties style:text-autospace="none"/>
    </style:style>
    <style:style style:name="P548" style:parent-style-name="Normal" style:family="paragraph">
      <style:paragraph-properties style:text-autospace="none"/>
    </style:style>
    <style:style style:name="P549" style:parent-style-name="Normal" style:family="paragraph">
      <style:paragraph-properties style:text-autospace="none"/>
    </style:style>
    <style:style style:name="P550" style:parent-style-name="Normal" style:family="paragraph">
      <style:paragraph-properties style:text-autospace="none"/>
    </style:style>
    <style:style style:name="P551" style:parent-style-name="Normal" style:family="paragraph">
      <style:paragraph-properties style:text-autospace="none"/>
    </style:style>
    <style:style style:name="P552" style:parent-style-name="Normal" style:family="paragraph">
      <style:paragraph-properties style:text-autospace="none"/>
    </style:style>
    <style:style style:name="P553" style:parent-style-name="Normal" style:family="paragraph">
      <style:paragraph-properties style:text-autospace="none"/>
    </style:style>
    <style:style style:name="P554" style:parent-style-name="Normal" style:family="paragraph">
      <style:paragraph-properties style:text-autospace="none"/>
    </style:style>
    <style:style style:name="P555" style:parent-style-name="Normal" style:family="paragraph">
      <style:paragraph-properties style:text-autospace="none"/>
    </style:style>
    <style:style style:name="P556" style:parent-style-name="Normal" style:family="paragraph">
      <style:paragraph-properties style:text-autospace="none"/>
    </style:style>
    <style:style style:name="P557" style:parent-style-name="Normal" style:family="paragraph">
      <style:paragraph-properties style:text-autospace="none"/>
    </style:style>
    <style:style style:name="P558" style:parent-style-name="Normal" style:family="paragraph">
      <style:paragraph-properties style:text-autospace="none"/>
    </style:style>
    <style:style style:name="P559" style:parent-style-name="Normal" style:family="paragraph">
      <style:paragraph-properties style:text-autospace="none"/>
    </style:style>
    <style:style style:name="P560" style:parent-style-name="Normal" style:family="paragraph">
      <style:paragraph-properties style:text-autospace="none"/>
    </style:style>
    <style:style style:name="P561" style:parent-style-name="Normal" style:family="paragraph">
      <style:paragraph-properties style:text-autospace="none"/>
    </style:style>
    <style:style style:name="P562" style:parent-style-name="Normal" style:family="paragraph">
      <style:paragraph-properties style:text-autospace="none"/>
    </style:style>
    <style:style style:name="P563" style:parent-style-name="Normal" style:family="paragraph">
      <style:paragraph-properties style:text-autospace="none"/>
    </style:style>
    <style:style style:name="P564" style:parent-style-name="Normal" style:family="paragraph">
      <style:paragraph-properties style:text-autospace="none"/>
    </style:style>
    <style:style style:name="P565" style:parent-style-name="Normal" style:family="paragraph">
      <style:paragraph-properties style:text-autospace="none"/>
    </style:style>
    <style:style style:name="P566" style:parent-style-name="Normal" style:family="paragraph">
      <style:paragraph-properties style:text-autospace="none"/>
    </style:style>
    <style:style style:name="P567" style:parent-style-name="Normal" style:family="paragraph">
      <style:paragraph-properties style:text-autospace="none"/>
    </style:style>
    <style:style style:name="P568" style:parent-style-name="Normal" style:family="paragraph">
      <style:paragraph-properties style:text-autospace="none"/>
    </style:style>
    <style:style style:name="P569" style:parent-style-name="Normal" style:family="paragraph">
      <style:paragraph-properties style:text-autospace="none"/>
    </style:style>
    <style:style style:name="P570" style:parent-style-name="Normal" style:family="paragraph">
      <style:paragraph-properties style:text-autospace="none"/>
    </style:style>
    <style:style style:name="P571" style:parent-style-name="Normal" style:family="paragraph">
      <style:paragraph-properties style:text-autospace="none"/>
    </style:style>
    <style:style style:name="P572" style:parent-style-name="Normal" style:family="paragraph">
      <style:paragraph-properties style:text-autospace="none"/>
    </style:style>
    <style:style style:name="P573" style:parent-style-name="Normal" style:family="paragraph">
      <style:paragraph-properties style:text-autospace="none"/>
    </style:style>
    <style:style style:name="P574" style:parent-style-name="Normal" style:family="paragraph">
      <style:paragraph-properties style:text-autospace="none"/>
    </style:style>
    <style:style style:name="P575" style:parent-style-name="Normal" style:family="paragraph">
      <style:paragraph-properties style:text-autospace="none"/>
    </style:style>
    <style:style style:name="P576" style:parent-style-name="Normal" style:family="paragraph">
      <style:paragraph-properties style:text-autospace="none"/>
    </style:style>
    <style:style style:name="P577" style:parent-style-name="Normal" style:family="paragraph">
      <style:paragraph-properties style:text-autospace="none"/>
    </style:style>
    <style:style style:name="P578" style:parent-style-name="Normal" style:family="paragraph">
      <style:paragraph-properties style:text-autospace="none"/>
    </style:style>
    <style:style style:name="P579" style:parent-style-name="Normal" style:family="paragraph">
      <style:paragraph-properties style:text-autospace="none"/>
    </style:style>
    <style:style style:name="P580" style:parent-style-name="Normal" style:family="paragraph">
      <style:paragraph-properties style:text-autospace="none"/>
    </style:style>
    <style:style style:name="P581" style:parent-style-name="Normal" style:family="paragraph">
      <style:paragraph-properties style:text-autospace="none"/>
    </style:style>
    <style:style style:name="P582" style:parent-style-name="Normal" style:family="paragraph">
      <style:paragraph-properties style:text-autospace="none"/>
    </style:style>
    <style:style style:name="P583" style:parent-style-name="Normal" style:family="paragraph">
      <style:paragraph-properties style:text-autospace="none"/>
    </style:style>
    <style:style style:name="P584" style:parent-style-name="Normal" style:family="paragraph">
      <style:paragraph-properties style:text-autospace="none"/>
    </style:style>
    <style:style style:name="P585" style:parent-style-name="Normal" style:family="paragraph">
      <style:paragraph-properties style:text-autospace="none"/>
    </style:style>
    <style:style style:name="P586" style:parent-style-name="Normal" style:family="paragraph">
      <style:paragraph-properties style:text-autospace="none"/>
    </style:style>
    <style:style style:name="P587" style:parent-style-name="Normal" style:family="paragraph">
      <style:paragraph-properties style:text-autospace="none"/>
    </style:style>
    <style:style style:name="P588" style:parent-style-name="Normal" style:family="paragraph">
      <style:paragraph-properties style:text-autospace="none"/>
    </style:style>
    <style:style style:name="P589" style:parent-style-name="Normal" style:family="paragraph">
      <style:paragraph-properties style:text-autospace="none"/>
    </style:style>
    <style:style style:name="P590" style:parent-style-name="Normal" style:family="paragraph">
      <style:paragraph-properties style:text-autospace="none"/>
    </style:style>
    <style:style style:name="P591" style:parent-style-name="Normal" style:family="paragraph">
      <style:paragraph-properties style:text-autospace="none"/>
    </style:style>
    <style:style style:name="P592" style:parent-style-name="Normal" style:family="paragraph">
      <style:paragraph-properties style:text-autospace="none"/>
    </style:style>
    <style:style style:name="P593" style:parent-style-name="Normal" style:family="paragraph">
      <style:paragraph-properties style:text-autospace="none"/>
    </style:style>
    <style:style style:name="P594" style:parent-style-name="Normal" style:family="paragraph">
      <style:paragraph-properties style:text-autospace="none"/>
    </style:style>
    <style:style style:name="P595" style:parent-style-name="Normal" style:family="paragraph">
      <style:paragraph-properties style:text-autospace="none"/>
    </style:style>
    <style:style style:name="P596" style:parent-style-name="Normal" style:family="paragraph">
      <style:paragraph-properties style:text-autospace="none"/>
    </style:style>
    <style:style style:name="P597" style:parent-style-name="Normal" style:family="paragraph">
      <style:paragraph-properties style:text-autospace="none"/>
    </style:style>
    <style:style style:name="P598" style:parent-style-name="Normal" style:family="paragraph">
      <style:paragraph-properties style:text-autospace="none"/>
    </style:style>
    <style:style style:name="P599" style:parent-style-name="Normal" style:family="paragraph">
      <style:paragraph-properties style:text-autospace="none"/>
    </style:style>
    <style:style style:name="P600" style:parent-style-name="Normal" style:family="paragraph">
      <style:paragraph-properties style:text-autospace="none"/>
    </style:style>
    <style:style style:name="P601" style:parent-style-name="Normal" style:family="paragraph">
      <style:paragraph-properties style:text-autospace="none"/>
    </style:style>
    <style:style style:name="P602" style:parent-style-name="Normal" style:family="paragraph">
      <style:paragraph-properties style:text-autospace="none"/>
    </style:style>
    <style:style style:name="P603" style:parent-style-name="Normal" style:family="paragraph">
      <style:paragraph-properties style:text-autospace="none"/>
    </style:style>
    <style:style style:name="P604" style:parent-style-name="Normal" style:family="paragraph">
      <style:paragraph-properties style:text-autospace="none"/>
    </style:style>
    <style:style style:name="P605" style:parent-style-name="Normal" style:family="paragraph">
      <style:paragraph-properties style:text-autospace="none"/>
    </style:style>
    <style:style style:name="P606" style:parent-style-name="Normal" style:family="paragraph">
      <style:paragraph-properties style:text-autospace="none"/>
    </style:style>
    <style:style style:name="P607" style:parent-style-name="Normal" style:family="paragraph">
      <style:paragraph-properties style:text-autospace="none"/>
    </style:style>
    <style:style style:name="P608" style:parent-style-name="Normal" style:family="paragraph">
      <style:paragraph-properties style:text-autospace="none"/>
    </style:style>
    <style:style style:name="P609" style:parent-style-name="Normal" style:family="paragraph">
      <style:paragraph-properties style:text-autospace="none"/>
    </style:style>
    <style:style style:name="P610" style:parent-style-name="Normal" style:family="paragraph">
      <style:paragraph-properties style:text-autospace="none"/>
    </style:style>
    <style:style style:name="P611" style:parent-style-name="Normal" style:family="paragraph">
      <style:paragraph-properties style:text-autospace="none"/>
    </style:style>
    <style:style style:name="P612" style:parent-style-name="Normal" style:family="paragraph">
      <style:paragraph-properties style:text-autospace="none"/>
    </style:style>
    <style:style style:name="P613" style:parent-style-name="Normal" style:family="paragraph">
      <style:paragraph-properties style:text-autospace="none"/>
    </style:style>
    <style:style style:name="P614" style:parent-style-name="Normal" style:family="paragraph">
      <style:paragraph-properties style:text-autospace="none"/>
    </style:style>
    <style:style style:name="P615" style:parent-style-name="Normal" style:family="paragraph">
      <style:paragraph-properties style:text-autospace="none"/>
    </style:style>
    <style:style style:name="P616" style:parent-style-name="Normal" style:family="paragraph">
      <style:paragraph-properties style:text-autospace="none"/>
    </style:style>
    <style:style style:name="P617" style:parent-style-name="Normal" style:family="paragraph">
      <style:paragraph-properties style:text-autospace="none"/>
    </style:style>
    <style:style style:name="P618" style:parent-style-name="Normal" style:family="paragraph">
      <style:paragraph-properties style:text-autospace="none"/>
    </style:style>
    <style:style style:name="P619" style:parent-style-name="Normal" style:family="paragraph">
      <style:paragraph-properties style:text-autospace="none"/>
    </style:style>
    <style:style style:name="P620" style:parent-style-name="Normal" style:family="paragraph">
      <style:paragraph-properties style:text-autospace="none"/>
    </style:style>
    <style:style style:name="P621" style:parent-style-name="Normal" style:family="paragraph">
      <style:paragraph-properties style:text-autospace="none"/>
    </style:style>
    <style:style style:name="P622" style:parent-style-name="Normal" style:family="paragraph">
      <style:paragraph-properties style:text-autospace="none"/>
    </style:style>
    <style:style style:name="P623" style:parent-style-name="Normal" style:family="paragraph">
      <style:paragraph-properties style:text-autospace="none"/>
    </style:style>
    <style:style style:name="P624" style:parent-style-name="Normal" style:family="paragraph">
      <style:paragraph-properties style:text-autospace="none"/>
    </style:style>
    <style:style style:name="P625" style:parent-style-name="Normal" style:family="paragraph">
      <style:paragraph-properties style:text-autospace="none"/>
    </style:style>
    <style:style style:name="P626" style:parent-style-name="Normal" style:family="paragraph">
      <style:paragraph-properties style:text-autospace="none"/>
    </style:style>
    <style:style style:name="P627" style:parent-style-name="Normal" style:family="paragraph">
      <style:paragraph-properties style:text-autospace="none"/>
    </style:style>
    <style:style style:name="P628" style:parent-style-name="Normal" style:family="paragraph">
      <style:paragraph-properties style:text-autospace="none"/>
    </style:style>
    <style:style style:name="P629" style:parent-style-name="Normal" style:family="paragraph">
      <style:paragraph-properties style:text-autospace="none"/>
    </style:style>
    <style:style style:name="P630" style:parent-style-name="Normal" style:family="paragraph">
      <style:paragraph-properties style:text-autospace="none"/>
    </style:style>
    <style:style style:name="P631" style:parent-style-name="Normal" style:family="paragraph">
      <style:paragraph-properties style:text-autospace="none"/>
    </style:style>
    <style:style style:name="P632" style:parent-style-name="Normal" style:family="paragraph">
      <style:paragraph-properties style:text-autospace="none"/>
    </style:style>
    <style:style style:name="P633" style:parent-style-name="Normal" style:family="paragraph">
      <style:paragraph-properties style:text-autospace="none"/>
    </style:style>
    <style:style style:name="P634" style:parent-style-name="Normal" style:family="paragraph">
      <style:paragraph-properties style:text-autospace="none"/>
    </style:style>
    <style:style style:name="P635" style:parent-style-name="Normal" style:family="paragraph">
      <style:paragraph-properties style:text-autospace="none"/>
    </style:style>
    <style:style style:name="P636" style:parent-style-name="Normal" style:family="paragraph">
      <style:paragraph-properties style:text-autospace="none"/>
    </style:style>
    <style:style style:name="P637" style:parent-style-name="Normal" style:family="paragraph">
      <style:paragraph-properties style:text-autospace="none"/>
    </style:style>
    <style:style style:name="P638" style:parent-style-name="Normal" style:family="paragraph">
      <style:paragraph-properties style:text-autospace="none"/>
    </style:style>
    <style:style style:name="P639" style:parent-style-name="Normal" style:family="paragraph">
      <style:paragraph-properties style:text-autospace="none"/>
    </style:style>
    <style:style style:name="P640" style:parent-style-name="Normal" style:family="paragraph">
      <style:paragraph-properties style:text-autospace="none"/>
    </style:style>
    <style:style style:name="P641" style:parent-style-name="Normal" style:family="paragraph">
      <style:paragraph-properties style:text-autospace="none"/>
    </style:style>
    <style:style style:name="P642" style:parent-style-name="Normal" style:family="paragraph">
      <style:paragraph-properties style:text-autospace="none"/>
    </style:style>
    <style:style style:name="P643" style:parent-style-name="Normal" style:family="paragraph">
      <style:paragraph-properties style:text-autospace="none"/>
    </style:style>
    <style:style style:name="P644" style:parent-style-name="Normal" style:family="paragraph">
      <style:paragraph-properties style:text-autospace="none"/>
    </style:style>
    <style:style style:name="P645" style:parent-style-name="Normal" style:family="paragraph">
      <style:paragraph-properties style:text-autospace="none"/>
    </style:style>
    <style:style style:name="P646" style:parent-style-name="Normal" style:family="paragraph">
      <style:paragraph-properties style:text-autospace="none"/>
    </style:style>
    <style:style style:name="P647" style:parent-style-name="Normal" style:family="paragraph">
      <style:paragraph-properties style:text-autospace="none"/>
    </style:style>
    <style:style style:name="P648" style:parent-style-name="Normal" style:family="paragraph">
      <style:paragraph-properties style:text-autospace="none"/>
    </style:style>
    <style:style style:name="P649" style:parent-style-name="Normal" style:family="paragraph">
      <style:paragraph-properties style:text-autospace="none"/>
    </style:style>
    <style:style style:name="P650" style:parent-style-name="Normal" style:family="paragraph">
      <style:paragraph-properties style:text-autospace="none"/>
    </style:style>
    <style:style style:name="P651" style:parent-style-name="Normal" style:family="paragraph">
      <style:paragraph-properties style:text-autospace="none"/>
    </style:style>
    <style:style style:name="P652" style:parent-style-name="Normal" style:family="paragraph">
      <style:paragraph-properties style:text-autospace="none"/>
    </style:style>
    <style:style style:name="P653" style:parent-style-name="Normal" style:family="paragraph">
      <style:paragraph-properties style:text-autospace="none"/>
    </style:style>
    <style:style style:name="P654" style:parent-style-name="Normal" style:family="paragraph">
      <style:paragraph-properties style:text-autospace="none"/>
    </style:style>
    <style:style style:name="P655" style:parent-style-name="Normal" style:family="paragraph">
      <style:paragraph-properties style:text-autospace="none"/>
    </style:style>
    <style:style style:name="P656" style:parent-style-name="Normal" style:family="paragraph">
      <style:paragraph-properties style:text-autospace="none"/>
    </style:style>
    <style:style style:name="P657" style:parent-style-name="Normal" style:family="paragraph">
      <style:paragraph-properties style:text-autospace="none"/>
    </style:style>
    <style:style style:name="P658" style:parent-style-name="Normal" style:family="paragraph">
      <style:paragraph-properties style:text-autospace="none"/>
    </style:style>
    <style:style style:name="P659" style:parent-style-name="Normal" style:family="paragraph">
      <style:paragraph-properties style:text-autospace="none"/>
    </style:style>
    <style:style style:name="P660" style:parent-style-name="Normal" style:family="paragraph">
      <style:paragraph-properties style:text-autospace="none"/>
    </style:style>
    <style:style style:name="P661" style:parent-style-name="Normal" style:family="paragraph">
      <style:paragraph-properties style:text-autospace="none"/>
    </style:style>
    <style:style style:name="P662" style:parent-style-name="Normal" style:family="paragraph">
      <style:paragraph-properties style:text-autospace="none"/>
    </style:style>
    <style:style style:name="P663" style:parent-style-name="Normal" style:family="paragraph">
      <style:paragraph-properties style:text-autospace="none"/>
    </style:style>
    <style:style style:name="P664" style:parent-style-name="Normal" style:family="paragraph">
      <style:paragraph-properties style:text-autospace="none"/>
    </style:style>
    <style:style style:name="P665" style:parent-style-name="Normal" style:family="paragraph">
      <style:paragraph-properties style:text-autospace="none"/>
    </style:style>
    <style:style style:name="P666" style:parent-style-name="Normal" style:family="paragraph">
      <style:paragraph-properties style:text-autospace="none"/>
    </style:style>
    <style:style style:name="P667" style:parent-style-name="Normal" style:family="paragraph">
      <style:paragraph-properties style:text-autospace="none"/>
    </style:style>
    <style:style style:name="P668" style:parent-style-name="Normal" style:family="paragraph">
      <style:paragraph-properties style:text-autospace="none"/>
    </style:style>
    <style:style style:name="P669" style:parent-style-name="Normal" style:family="paragraph">
      <style:paragraph-properties style:text-autospace="none"/>
    </style:style>
    <style:style style:name="P670" style:parent-style-name="Normal" style:family="paragraph">
      <style:paragraph-properties style:text-autospace="none"/>
    </style:style>
    <style:style style:name="P671" style:parent-style-name="Normal" style:family="paragraph">
      <style:paragraph-properties style:text-autospace="none"/>
    </style:style>
    <style:style style:name="P672" style:parent-style-name="Normal" style:family="paragraph">
      <style:paragraph-properties style:text-autospace="none"/>
    </style:style>
    <style:style style:name="P673" style:parent-style-name="Normal" style:family="paragraph">
      <style:paragraph-properties style:text-autospace="none"/>
    </style:style>
    <style:style style:name="P674" style:parent-style-name="Normal" style:family="paragraph">
      <style:paragraph-properties style:text-autospace="none"/>
    </style:style>
    <style:style style:name="P675" style:parent-style-name="Normal" style:family="paragraph">
      <style:paragraph-properties style:text-autospace="none"/>
    </style:style>
    <style:style style:name="P676" style:parent-style-name="Normal" style:family="paragraph">
      <style:paragraph-properties style:text-autospace="none"/>
    </style:style>
    <style:style style:name="P677" style:parent-style-name="Normal" style:family="paragraph">
      <style:paragraph-properties style:text-autospace="none"/>
    </style:style>
    <style:style style:name="P678" style:parent-style-name="Normal" style:family="paragraph">
      <style:paragraph-properties style:text-autospace="none"/>
    </style:style>
    <style:style style:name="P679" style:parent-style-name="Normal" style:family="paragraph">
      <style:paragraph-properties style:text-autospace="none"/>
    </style:style>
    <style:style style:name="P680" style:parent-style-name="Normal" style:family="paragraph">
      <style:paragraph-properties style:text-autospace="none"/>
    </style:style>
    <style:style style:name="P681" style:parent-style-name="Normal" style:family="paragraph">
      <style:paragraph-properties style:text-autospace="none"/>
    </style:style>
    <style:style style:name="P682" style:parent-style-name="Normal" style:family="paragraph">
      <style:paragraph-properties style:text-autospace="none"/>
    </style:style>
    <style:style style:name="P683" style:parent-style-name="Normal" style:family="paragraph">
      <style:paragraph-properties style:text-autospace="none"/>
    </style:style>
    <style:style style:name="P684" style:parent-style-name="Normal" style:family="paragraph">
      <style:paragraph-properties style:text-autospace="none"/>
    </style:style>
    <style:style style:name="P685" style:parent-style-name="Normal" style:family="paragraph">
      <style:paragraph-properties style:text-autospace="none"/>
    </style:style>
    <style:style style:name="P686" style:parent-style-name="Normal" style:family="paragraph">
      <style:paragraph-properties style:text-autospace="none"/>
    </style:style>
    <style:style style:name="P687" style:parent-style-name="Normal" style:family="paragraph">
      <style:paragraph-properties style:text-autospace="none"/>
    </style:style>
    <style:style style:name="P688" style:parent-style-name="Normal" style:family="paragraph">
      <style:paragraph-properties style:text-autospace="none"/>
    </style:style>
    <style:style style:name="P689" style:parent-style-name="Normal" style:family="paragraph">
      <style:paragraph-properties style:text-autospace="none"/>
    </style:style>
    <style:style style:name="P690" style:parent-style-name="Normal" style:family="paragraph">
      <style:paragraph-properties style:text-autospace="none"/>
    </style:style>
    <style:style style:name="P69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2" style:parent-style-name="Normal" style:family="paragraph">
      <style:paragraph-properties fo:text-align="justify"/>
    </style:style>
    <style:style style:name="P69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69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0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0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2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18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19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0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1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2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3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4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5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6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7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8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29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0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1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2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3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4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5" style:parent-style-name="Normal" style:family="paragraph">
      <style:paragraph-properties fo:text-align="end"/>
      <style:text-properties style:font-name="Calibri" style:font-name-complex="Calibri" fo:font-weight="bold" style:font-weight-asian="bold"/>
    </style:style>
    <style:style style:name="P73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37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3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39" style:parent-style-name="Normal" style:family="paragraph">
      <style:paragraph-properties fo:text-align="justify"/>
    </style:style>
    <style:style style:name="T740" style:parent-style-name="VarsayılanParagrafYazıTipi" style:family="text">
      <style:text-properties style:font-name="Calibri" style:font-name-complex="Calibri"/>
    </style:style>
    <style:style style:name="T741" style:parent-style-name="Köprü" style:family="text">
      <style:text-properties style:font-name="Calibri" style:font-name-complex="Calibri"/>
    </style:style>
    <style:style style:name="T742" style:parent-style-name="VarsayılanParagrafYazıTipi" style:family="text">
      <style:text-properties style:font-name="Calibri" style:font-name-complex="Calibri"/>
    </style:style>
    <style:style style:name="P743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4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4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4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747" style:parent-style-name="Normal" style:family="paragraph">
      <style:paragraph-properties fo:text-align="justify">
        <style:tab-stops>
          <style:tab-stop style:type="left" style:position="0.9416in"/>
        </style:tab-stops>
      </style:paragraph-properties>
      <style:text-properties style:font-name="Calibri" style:font-name-complex="Calibri" style:font-weight-complex="bold"/>
    </style:style>
    <style:style style:name="P748" style:parent-style-name="Normal" style:family="paragraph">
      <style:paragraph-properties fo:border="0.0104in solid #D3D3D3" fo:padding="0.0972in" style:shadow="none" style:line-break="normal" style:vertical-align="auto" fo:margin-bottom="0.1041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 fo:hyphenate="true"/>
    </style:style>
    <style:style style:name="P749" style:parent-style-name="Normal" style:family="paragraph">
      <style:paragraph-properties fo:text-align="justify">
        <style:tab-stops>
          <style:tab-stop style:type="left" style:position="0.9416in"/>
        </style:tab-stops>
      </style:paragraph-properties>
      <style:text-properties style:font-name="Calibri" style:font-name-complex="Calibri" style:font-weight-complex="bold"/>
    </style:style>
    <style:style style:name="P750" style:parent-style-name="NormalWeb" style:family="paragraph">
      <style:paragraph-properties fo:border="0.0104in solid #D3D3D3" fo:padding="0.0972in" style:shadow="none" style:line-break="normal" fo:margin-top="0.0312in" fo:margin-bottom="0.2083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/>
    </style:style>
    <style:style style:name="P751" style:parent-style-name="NormalWeb" style:family="paragraph">
      <style:paragraph-properties fo:border="0.0104in solid #D3D3D3" fo:padding="0.0972in" style:shadow="none" style:line-break="normal" fo:margin-top="0.0312in" fo:margin-bottom="0.2083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/>
    </style:style>
    <style:style style:name="P752" style:parent-style-name="NormalWeb" style:family="paragraph">
      <style:paragraph-properties fo:border="0.0104in solid #D3D3D3" fo:padding="0.0972in" style:shadow="none" style:line-break="normal" fo:margin-top="0.0312in" fo:margin-bottom="0.2083in" style:line-height-at-least="0.2083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fo:color="#333333" fo:font-size="10pt" style:font-size-asian="10pt" style:font-size-complex="10pt"/>
    </style:style>
    <style:style style:name="P753" style:parent-style-name="Normal" style:family="paragraph">
      <style:paragraph-properties fo:text-align="justify"/>
    </style:style>
    <style:style style:name="T754" style:parent-style-name="VarsayılanParagrafYazıTipi" style:family="text">
      <style:text-properties style:font-name="Calibri" style:font-name-complex="Calibri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OBD II ile Araç Verileri Görüntüleme</text:p>
      <text:p text:style-name="P2"/>
      <text:p text:style-name="P3"/>
      <text:p text:style-name="P4">Giriş</text:p>
      <text:p text:style-name="P5"/>
      <text:p text:style-name="P6">Projemizde OBD II ile aracımıza bağlanarak aracın anlık verilerine erişeceğiz. Bunlar anlık hız, yakıt tüketimi, motor devri vb. şeylerden oluşuyor. Hata kodlarını da görebileceğiz.</text:p>
      <text:p text:style-name="P7"/>
      <text:p text:style-name="P8">Gerekli Donanım Bileşenleri</text:p>
      <text:p text:style-name="P9"/>
      <text:p text:style-name="P10"><text:span text:style-name="T11">1.<text:s/></text:span><text:span text:style-name="T12">1 adet Raspberry Pi</text:span></text:p>
      <text:p text:style-name="P13"><text:span text:style-name="T14">2.<text:s/></text:span><text:span text:style-name="T15">1 adet Bluetooth Dongle</text:span></text:p>
      <text:p text:style-name="P16"><text:span text:style-name="T17">3.<text:s/></text:span><text:span text:style-name="T18">1 adet OBD II Bluetooth</text:span></text:p>
      <text:p text:style-name="P19"><text:span text:style-name="T20">4.</text:span><text:span text:style-name="T21"><text:s/>İsterseniz raspberry için ekran</text:span></text:p>
      <text:p text:style-name="P22"><text:span text:style-name="T23">5.</text:span><text:span text:style-name="T24"><text:s/>Klavye, mouse</text:span></text:p>
      <text:p text:style-name="P25"/>
      <text:p text:style-name="P26">Gerekli Yazılım Bileşenleri</text:p>
      <text:p text:style-name="P27"/>
      <text:list text:style-name="LFO1" text:continue-numbering="true">
        <text:list-item>
          <text:p text:style-name="P28"><text:span text:style-name="T29">Raspbian Jessie OS (</text:span><text:a xlink:href="http://www.raspbian.org" office:target-frame-name="_top" xlink:show="replace"><text:span text:style-name="T30">www.raspbian.org</text:span></text:a><text:span text:style-name="T31"><text:s/>)</text:span></text:p>
        </text:list-item>
        <text:list-item>
          <text:p text:style-name="P32"><text:span text:style-name="T33">Speech Recognition (</text:span><text:a xlink:href="https://pypi.org/project/SpeechRecognition/" office:target-frame-name="_top" xlink:show="replace"><text:span text:style-name="Köprü">https://pypi.org/project/SpeechRecognition/</text:span></text:a><text:span text:style-name="T34">)</text:span></text:p>
        </text:list-item>
      </text:list>
      <text:p text:style-name="P35"/>
      <text:p text:style-name="P36">Kullanılan Bileşenlerin Özellikleri</text:p>
      <text:list text:style-name="LFO2" text:continue-numbering="true">
        <text:list-item>
          <text:p text:style-name="P37"><text:span text:style-name="T38">Rasperry Pi 3; Raspberry Pi 3 B+ üzerinde 1.4GHz'de çalışan, 4 çekirdekli 64-bit bir işlemci bulunmaktadır. Çift-Band 2.4GHz ve 5GHz kablosuz yerel ağ bağlantısına sahip Raspberry Pi 3 B+ üzerinde Bluetooth 4.2/BLE de bulunmaktadır Daha hızlı internete sahip olan Raspberry Pi 3 B+ PoE Hat desteği ile birlikte geliyor. Ben bu projede Raspberry Pi 3 B+ modeli kullandım.</text:span></text:p>
        </text:list-item>
        <text:list-item>
          <text:p text:style-name="P39"><text:span text:style-name="T40">Benim elimde OBD modülü vardı o yüzden ekstra almadım. Ancak ELM327<text:s/></text:span><text:a xlink:href="https://urun.n11.com/tespit-ve-test-cihazlari/elm-327-obd2-super-mini-bluetoothlu-v21-ariza-tespit-cihazi-P262090610?gclid=Cj0KCQjww47nBRDlARIsAEJ34bkXlvmRMd4l0I8EdxzCaVtVkCuamAZiHzJT2H8Zg3exnABh1NedLLwaAuWpEALw_wcB&amp;gclsrc=aw.ds" office:target-frame-name="_top" xlink:show="replace"><text:span text:style-name="Köprü">https://urun.n11.com/tespit-ve-test-cihazlari/elm-327-obd2-super-mini-bluetoothlu-v21-ariza-tespit-cihazi-P262090610?gclid=Cj0KCQjww47nBRDlARIsAEJ34bkXlvmRMd4l0I8EdxzCaVtVkCuamAZiHzJT2H8Zg3exnABh1NedLLwaAuWpEALw_wcB&amp;gclsrc=aw.ds</text:span></text:a><text:s/>gayet uygundur.</text:p>
        </text:list-item>
      </text:list>
      <text:p text:style-name="P41"/>
      <text:list text:style-name="LFO2" text:continue-numbering="true">
        <text:list-item>
          <text:p text:style-name="P42"><text:span text:style-name="T43">Bluetooth dongle herhangi bir usb girişli bluetooth girişiniz olabilir veya cihazınız bluetooth destekliyorsa gerekli protokolleri yazdığınızda ihtiyacınız olmaz.</text:span></text:p>
        </text:list-item>
      </text:list>
      <text:p text:style-name="P44"/>
      <text:list text:style-name="LFO2" text:continue-numbering="true">
        <text:list-item>
          <text:p text:style-name="P45"><text:span text:style-name="T46">Ben ekran kullanmadım bilgisayarım üzerinden verileri görmeyi planlıyorum.</text:span></text:p>
        </text:list-item>
      </text:list>
      <text:p text:style-name="P47"/>
      <text:list text:style-name="LFO2" text:continue-numbering="true">
        <text:list-item>
          <text:p text:style-name="P48"><text:span text:style-name="T49">Ekstra olarak ekran alıyorsanız klavye ve Mouse a da ihtiyacınız olacaktır.</text:span></text:p>
        </text:list-item>
      </text:list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>Şematik Çizimi</text:p>
      <text:p text:style-name="P59"/>
      <text:p text:style-name="P60"/>
      <text:p text:style-name="P61">Herhangi bir şematik çizim yok çünkü sadece OBD yi araca bağlıyoruz. Google’a araç modeli ve yanına obd socket yazdığınızda aracınızın soket girişini görebilirsiniz.</text:p>
      <text:p text:style-name="P62"/>
      <text:p text:style-name="P63"/>
      <text:p text:style-name="P64">Bütün resimler, isimleri ile Word dosyası haricinde ayrıca verilecektir.<text:s/></text:p>
      <text:p text:style-name="P65"/>
      <text:p text:style-name="P66"/>
      <text:p text:style-name="P67">Yapım Aşamaları</text:p>
      <text:p text:style-name="P68"/>
      <text:p text:style-name="P69">Programın Kurulumu</text:p>
      <text:p text:style-name="P70"/>
      <text:p text:style-name="P71"/>
      <text:p text:style-name="P72"><text:span text:style-name="T73">Adım 1:</text:span><text:span text:style-name="T74"><text:s/>Her şeyden önce şu kodları yazıp raspberry’mizi kuruluma uygun ve güncel hale getiriyoruz.</text:span></text:p>
      <text:p text:style-name="P75"/>
      <text:p text:style-name="P76"/>
      <text:p text:style-name="P77"># <text:s/>sudo apt-get update</text:p>
      <text:p text:style-name="P78"># <text:s/>sudo apt-get upgrade</text:p>
      <text:p text:style-name="P79"># <text:s/>sudo apt-get autoremove</text:p>
      <text:p text:style-name="P80"># <text:s/>sudo reboot</text:p>
      <text:p text:style-name="P81"/>
      <text:p text:style-name="Normal"><text:span text:style-name="T82">2. Adım:</text:span><text:span text:style-name="T83"><text:s/>Daha sonra aşağıdaki komutları kullanarak gerekli komponentleri yükleyin:</text:span></text:p>
      <text:p text:style-name="P84"/>
      <text:p text:style-name="P85"># <text:s/>sudo apt-get install python-serial</text:p>
      <text:p text:style-name="P86"># <text:s/>sudo apt-get install bluetooth bluez-utils blueman</text:p>
      <text:p text:style-name="P87"># <text:s/>sudo apt-get install python-wxgtk2.8 python-wxtools wx2.8-i18n libwxgtk2.8-dev</text:p>
      <text:p text:style-name="P88"># <text:s/>sudo apt-get install git-core# <text:s/>sudo reboot</text:p>
      <text:p text:style-name="P89"/>
      <text:p text:style-name="P90"/>
      <text:p text:style-name="P91"><text:span text:style-name="T92">3. Adım:</text:span><text:span text:style-name="T93"><text:s/>Şimdi ise programı direkt olarak benim Github hesabımdan indirebilirsiniz.</text:span></text:p>
      <text:p text:style-name="P94"/>
      <text:p text:style-name="P95"><text:a xlink:href="https://github.com/mehmetaacar/raspberrycarobd2" office:target-frame-name="_top" xlink:show="replace"><text:span text:style-name="Köprü">https://github.com/mehmetaacar/raspberrycarobd2</text:span></text:a></text:p>
      <text:p text:style-name="P96"/>
      <text:p text:style-name="P97">ya da bu kodları kullanarak raspberry’nize çekebilirsiniz</text:p>
      <text:p text:style-name="P98"># <text:s/>cd ~</text:p>
      <text:p text:style-name="P99"><text:span text:style-name="T100"># <text:s/>git clone https://github.com/</text:span><text:s/><text:span text:style-name="T101">mehmetaacar/raspberrycarobd2</text:span></text:p>
      <text:p text:style-name="P102"/>
      <text:p text:style-name="P103"/>
      <text:p text:style-name="P104">ANA PYTHON KODU</text:p>
      <text:p text:style-name="P105"/>
      <text:p text:style-name="P106"><text:span text:style-name="T107"><draw:frame draw:z-index="251659264" draw:id="id0" draw:style-name="a0" draw:name="Metin Kutusu 3" text:anchor-type="paragraph" svg:x="0in" svg:y="0.15764in" svg:width="6.39028in" svg:height="8.91667in" style:rel-width="scale" style:rel-height="scale"><draw:text-box><text:p text:style-name="Normal">#!/usr/bin/env python</text:p><text:p text:style-name="Normal"/><text:p text:style-name="Normal"/><text:p text:style-name="Normal">import os</text:p><text:p text:style-name="Normal">import wx</text:p><text:p text:style-name="Normal">import time</text:p><text:p text:style-name="Normal">from threading import Thread</text:p><text:p text:style-name="Normal"/><text:p text:style-name="Normal">from obd_capture import OBD_Capture</text:p><text:p text:style-name="Normal">from obd_sensors import SENSORS</text:p><text:p text:style-name="Normal">from obd_sensors import *</text:p><text:p text:style-name="Normal"/><text:p text:style-name="Normal">#-------------------------------------------------------------------------------</text:p><text:p text:style-name="Normal"/><text:p text:style-name="Normal"># OBD variables</text:p><text:p text:style-name="Normal">BACKGROUND_FILENAME = "bg_black.jpg"</text:p><text:p text:style-name="Normal">LOGO_FILENAME<text:s/><text:tab/><text:tab/>= "cowfish.png"</text:p><text:p text:style-name="Normal"/><text:p text:style-name="Normal">#-------------------------------------------------------------------------------</text:p><text:p text:style-name="Normal"/><text:p text:style-name="Normal">def obd_connect(o):</text:p><text:p text:style-name="Normal"><text:s text:c="4"/>o.connect()</text:p><text:p text:style-name="Normal"/><text:p text:style-name="Normal">class OBDConnection(object):</text:p><text:p text:style-name="Normal"><text:s text:c="4"/>"""</text:p><text:p text:style-name="Normal"><text:s text:c="4"/>Class for OBD connection. Use a thread for connection.</text:p><text:p text:style-name="Normal"><text:s text:c="4"/>"""</text:p><text:p text:style-name="Normal"><text:s text:c="4"/></text:p><text:p text:style-name="Normal"><text:s text:c="4"/>def __init__(self):</text:p><text:p text:style-name="Normal"><text:s text:c="8"/>self.c = OBD_Capture()</text:p><text:p text:style-name="Normal"/><text:p text:style-name="Normal"><text:s text:c="4"/>def get_capture(self):</text:p><text:p text:style-name="Normal"><text:s text:c="8"/>return self.c</text:p><text:p text:style-name="Normal"/><text:p text:style-name="Normal"><text:s text:c="4"/>def connect(self):</text:p><text:p text:style-name="Normal"><text:s text:c="8"/>self.t = Thread(target=obd_connect, args=(self.c,))</text:p><text:p text:style-name="Normal"><text:s text:c="8"/>self.t.start()</text:p><text:p text:style-name="Normal"/><text:p text:style-name="Normal"><text:s text:c="4"/>def is_connected(self):</text:p><text:p text:style-name="Normal"><text:s text:c="8"/>return self.c.is_connected()</text:p><text:p text:style-name="Normal"/><text:p text:style-name="Normal"><text:s text:c="4"/>def get_output(self):</text:p><text:p text:style-name="Normal"><text:s text:c="8"/>if self.c and self.c.is_connected():</text:p><text:p text:style-name="Normal"><text:s text:c="12"/>return self.c.capture_data()</text:p><text:p text:style-name="Normal"><text:s text:c="8"/>return ""</text:p><text:p text:style-name="Normal"/></draw:text-box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<draw:frame draw:z-index="251660288" draw:id="id1" draw:style-name="a1" draw:name="Metin Kutusu 5" text:anchor-type="paragraph" svg:x="-0.00069in" svg:y="0.09931in" svg:width="6.28264in" svg:height="8.575in" style:rel-width="scale" style:rel-height="scale"><draw:text-box><text:p text:style-name="P152"/><text:p text:style-name="P153">def get_port(self):</text:p><text:p text:style-name="P154"><text:s text:c="8"/>return self.c.is_connected()</text:p><text:p text:style-name="P155"/><text:p text:style-name="P156"><text:s text:c="4"/>def get_port_name(self):</text:p><text:p text:style-name="P157"><text:s text:c="8"/>if self.c:</text:p><text:p text:style-name="P158"><text:s text:c="12"/>port = self.c.is_connected()</text:p><text:p text:style-name="P159"><text:s text:c="12"/>if port:</text:p><text:p text:style-name="P160"><text:s text:c="16"/>try:</text:p><text:p text:style-name="P161"><text:s text:c="20"/>return port.port.name</text:p><text:p text:style-name="P162"><text:s text:c="16"/>except:</text:p><text:p text:style-name="P163"><text:s text:c="20"/>pass</text:p><text:p text:style-name="P164"><text:s text:c="8"/>return None</text:p><text:p text:style-name="P165"><text:s text:c="4"/></text:p><text:p text:style-name="P166"><text:s text:c="4"/>def get_sensors(self):</text:p><text:p text:style-name="P167"><text:s text:c="8"/>sensors = []</text:p><text:p text:style-name="P168"><text:s text:c="8"/>if self.c:</text:p><text:p text:style-name="P169"><text:s text:c="12"/>sensors = self.c.getSupportedSensorList()</text:p><text:p text:style-name="P170"><text:s text:c="8"/>return sensors</text:p><text:p text:style-name="P171"/><text:p text:style-name="P172">#-------------------------------------------------------------------------------</text:p><text:p text:style-name="P173"/><text:p text:style-name="P174">class OBDText(wx.TextCtrl):</text:p><text:p text:style-name="P175"><text:s text:c="4"/>"""</text:p><text:p text:style-name="P176"><text:s text:c="4"/>Text display while loading OBD application.</text:p><text:p text:style-name="P177"><text:s text:c="4"/>"""</text:p><text:p text:style-name="P178"/><text:p text:style-name="P179"><text:s text:c="4"/>def __init__(self, parent):</text:p><text:p text:style-name="P180"><text:s text:c="8"/>"""</text:p><text:p text:style-name="P181"><text:s text:c="8"/>Constructor.</text:p><text:p text:style-name="P182"><text:s text:c="8"/>"""</text:p><text:p text:style-name="P183"><text:s text:c="8"/>style = wx.TE_READONLY | wx.TE_MULTILINE</text:p><text:p text:style-name="P184"><text:s text:c="8"/>wx.TextCtrl.__init__(self, parent, style=style)</text:p><text:p text:style-name="P185"/><text:p text:style-name="P186"><text:s text:c="8"/>self.SetBackgroundColour('#21211f')</text:p><text:p text:style-name="P187"><text:s text:c="8"/>self.SetForegroundColour(wx.WHITE) <text:s/></text:p><text:p text:style-name="P188"/><text:p text:style-name="P189"><text:s text:c="8"/>font = wx.Font(12, wx.ROMAN, wx.NORMAL, wx.NORMAL, faceName="Monaco")</text:p><text:p text:style-name="P190"><text:s text:c="8"/>self.SetFont(font)</text:p><text:p text:style-name="P191"/><text:p text:style-name="P192"><text:s text:c="4"/>def AddText(self, text):</text:p><text:p text:style-name="P193"><text:s text:c="8"/>self.AppendText(text)</text:p><text:p text:style-name="P194"/><text:p text:style-name="P195">#-------------------------------------------------------------------------------</text:p><text:p text:style-name="P196"/><text:p text:style-name="P197">class OBDStaticBox(wx.StaticBox):</text:p><text:p text:style-name="P198"><text:s text:c="4"/>"""</text:p><text:p text:style-name="P199"><text:s text:c="4"/>OBD StaticBox.</text:p><text:p text:style-name="P200"><text:s text:c="4"/>"""</text:p><text:p text:style-name="P201"/><text:p text:style-name="P202"><text:s text:c="4"/>def __init__(self, *args, **kwargs):</text:p><text:p text:style-name="P203"><text:s text:c="8"/>"""</text:p><text:p text:style-name="P204"><text:s text:c="8"/>Constructor.</text:p><text:p text:style-name="P205"><text:s text:c="8"/>"""</text:p><text:p text:style-name="P206"><text:s text:c="8"/>wx.StaticBox.__init__(self, *args, **kwargs)</text:p><text:p text:style-name="P207"/><text:p text:style-name="P208"><text:s text:c="4"/>def OnPaint(self, event):<text:s/></text:p><text:p text:style-name="P209"><text:s text:c="8"/>self.Paint(wx.PaintDC(self))<text:s/></text:p><text:p text:style-name="P210"/><text:p text:style-name="P211"><text:s text:c="4"/>def Paint(self, dc):<text:s/></text:p><text:p text:style-name="P212"><text:s text:c="8"/>dc.DrawBitmap(self.bitmap, 0, 0) <text:s text:c="4"/></text:p><text:p text:style-name="P213"/><text:p text:style-name="P214">#-------------------------------------------------------------------------------</text:p><text:p text:style-name="P215"/><text:p text:style-name="P216">class OBDPanelGauges(wx.Panel):</text:p><text:p text:style-name="P217"><text:s text:c="4"/>"""</text:p><text:p text:style-name="P218"><text:s text:c="4"/>Panel for gauges.</text:p><text:p text:style-name="P219"><text:s text:c="4"/>"""</text:p><text:p text:style-name="P220"><text:s text:c="4"/></text:p><text:p text:style-name="P221"><text:s text:c="4"/>def __init__(self, *args, **kwargs):</text:p><text:p text:style-name="P222"><text:s text:c="8"/>"""</text:p><text:p text:style-name="P223"><text:s text:c="8"/>Constructor.</text:p><text:p text:style-name="P224"><text:s text:c="8"/>"""</text:p><text:p text:style-name="P225"><text:s text:c="8"/>super(OBDPanelGauges, self).__init__(*args, **kwargs)</text:p><text:p text:style-name="P226"/><text:p text:style-name="P227"><text:s text:c="8"/># Background image</text:p><text:p text:style-name="P228"><text:s text:c="8"/>image = wx.Image(BACKGROUND_FILENAME)<text:s/></text:p><text:p text:style-name="P229"><text:s text:c="8"/>width, height = wx.GetDisplaySize()<text:s/></text:p><text:p text:style-name="P230"><text:s text:c="8"/>image = image.Scale(width, height, wx.IMAGE_QUALITY_HIGH)</text:p><text:p text:style-name="P231"><text:s text:c="8"/>self.bitmap = wx.BitmapFromImage(image)<text:s/></text:p><text:p text:style-name="P232"><text:s text:c="8"/>self.Bind(wx.EVT_PAINT, self.OnPaint)</text:p><text:p text:style-name="P233"/><text:p text:style-name="P234"><text:s text:c="8"/># Create an accelerator table</text:p><text:p text:style-name="P235"><text:s text:c="8"/>lid = wx.NewId()</text:p><text:p text:style-name="P236"><text:s text:c="8"/>cid = wx.NewId()</text:p><text:p text:style-name="P237"><text:s text:c="8"/>rid = wx.NewId()</text:p><text:p text:style-name="P238"><text:s text:c="8"/>self.Bind(wx.EVT_MENU, self.onCtrlC, id=cid)</text:p><text:p text:style-name="P239"><text:s text:c="8"/>self.Bind(wx.EVT_MENU, self.onLeft, id=lid)</text:p><text:p text:style-name="P240"><text:s text:c="8"/>self.Bind(wx.EVT_MENU, self.onRight, id=rid)</text:p><text:p text:style-name="P241"><text:s text:c="8"/>self.accel_tbl = wx.AcceleratorTable([<text:s/></text:p><text:p text:style-name="P242"><text:s text:c="16"/>(wx.ACCEL_CTRL, ord('C'), cid),<text:s/></text:p><text:p text:style-name="P243"><text:s text:c="16"/>(wx.ACCEL_NORMAL, wx.WXK_LEFT, lid),<text:s/></text:p><text:p text:style-name="P244"><text:s text:c="16"/>(wx.ACCEL_NORMAL, wx.WXK_RIGHT, rid),<text:s/></text:p><text:p text:style-name="P245"><text:s text:c="16"/>])</text:p><text:p text:style-name="P246"><text:s text:c="8"/>self.SetAcceleratorTable(self.accel_tbl)</text:p><text:p text:style-name="P247"/><text:p text:style-name="P248"><text:s text:c="8"/># Handle events for mouse clicks</text:p><text:p text:style-name="P249"><text:s text:c="8"/>self.Bind(wx.EVT_LEFT_DOWN, self.onLeft)</text:p><text:p text:style-name="P250"><text:s text:c="8"/>self.Bind(wx.EVT_RIGHT_DOWN, self.onRight)</text:p><text:p text:style-name="P251"><text:s text:c="8"/></text:p><text:p text:style-name="P252"><text:s text:c="8"/># Connection</text:p><text:p text:style-name="P253"><text:s text:c="8"/>self.connection = None</text:p><text:p text:style-name="P254"/><text:p text:style-name="P255"><text:s text:c="8"/># Sensors<text:s/></text:p><text:p text:style-name="P256"><text:s text:c="8"/>self.istart = 0</text:p><text:p text:style-name="P257"><text:s text:c="8"/>self.sensors = []</text:p><text:p text:style-name="P258"><text:s text:c="8"/></text:p><text:p text:style-name="P259"><text:s text:c="8"/># Port<text:s/></text:p><text:p text:style-name="P260"><text:s text:c="8"/>self.port = None</text:p><text:p text:style-name="P261"/><text:p text:style-name="P262"><text:s text:c="8"/># List to hold children widgets</text:p><text:p text:style-name="P263"><text:s text:c="8"/>self.boxes = []</text:p><text:p text:style-name="P264"><text:s text:c="8"/>self.texts = []</text:p><text:p text:style-name="P265"/><text:p text:style-name="P266"/><text:p text:style-name="P267"><text:s text:c="4"/>def setConnection(self, connection):</text:p><text:p text:style-name="P268"><text:s text:c="8"/>self.connection = connection</text:p><text:p text:style-name="P269"><text:s text:c="4"/></text:p><text:p text:style-name="P270"><text:s text:c="4"/>def setSensors(self, sensors):</text:p><text:p text:style-name="P271"><text:s text:c="8"/>self.sensors = sensors</text:p><text:p text:style-name="P272"><text:s text:c="8"/></text:p><text:p text:style-name="P273"><text:s text:c="4"/>def setPort(self, port):</text:p><text:p text:style-name="P274"><text:s text:c="8"/>self.port = port</text:p><text:p text:style-name="P275"/><text:p text:style-name="P276"><text:s text:c="4"/>def getSensorsToDisplay(self, istart):</text:p><text:p text:style-name="P277"><text:s text:c="8"/>"""</text:p><text:p text:style-name="P278"><text:s text:c="8"/>Get at most 6 sensors to be display on screen.</text:p><text:p text:style-name="P279"><text:s text:c="8"/>"""</text:p><text:p text:style-name="P280"><text:s text:c="8"/>sensors_display = []</text:p><text:p text:style-name="P281"><text:s text:c="8"/>if istart&lt;len(self.sensors):</text:p><text:p text:style-name="P282"><text:s text:c="12"/>iend = istart + 6</text:p><text:p text:style-name="P283"><text:s text:c="12"/>sensors_display = self.sensors[istart:iend]</text:p><text:p text:style-name="P284"><text:s text:c="8"/>return sensors_display</text:p><text:p text:style-name="P285"/><text:p text:style-name="P286"><text:s text:c="4"/>def ShowSensors(self):</text:p><text:p text:style-name="P287"><text:s text:c="8"/>"""</text:p><text:p text:style-name="P288"><text:s text:c="8"/>Display the sensors.</text:p><text:p text:style-name="P289"><text:s text:c="8"/>"""</text:p><text:p text:style-name="P290"><text:s text:c="8"/></text:p><text:p text:style-name="P291"><text:s text:c="8"/>sensors = self.getSensorsToDisplay(self.istart)</text:p><text:p text:style-name="P292"/><text:p text:style-name="P293"><text:s text:c="8"/># Destroy previous widgets</text:p><text:p text:style-name="P294"><text:s text:c="8"/>for b in self.boxes: b.Destroy()</text:p><text:p text:style-name="P295"><text:s text:c="8"/>for t in self.texts: t.Destroy()</text:p><text:p text:style-name="P296"><text:s text:c="8"/>self.boxes = []</text:p><text:p text:style-name="P297"><text:s text:c="8"/>self.texts = []</text:p><text:p text:style-name="P298"/><text:p text:style-name="P299"><text:s text:c="8"/># Main sizer</text:p><text:p text:style-name="P300"><text:s text:c="8"/>boxSizerMain = wx.BoxSizer(wx.VERTICAL)</text:p><text:p text:style-name="P301"/><text:p text:style-name="P302"><text:s text:c="8"/># Grid sizer</text:p><text:p text:style-name="P303"><text:s text:c="8"/>nrows, ncols = 2, 3</text:p><text:p text:style-name="P304"><text:s text:c="8"/>vgap, hgap = 50, 50</text:p><text:p text:style-name="P305"><text:s text:c="8"/>gridSizer = wx.GridSizer(nrows, ncols, vgap, hgap)</text:p><text:p text:style-name="P306"/><text:p text:style-name="P307"><text:s text:c="8"/># Create a box for each sensor</text:p><text:p text:style-name="P308"><text:s text:c="8"/>for index, sensor in sensors:</text:p><text:p text:style-name="P309"><text:s text:c="12"/></text:p><text:p text:style-name="P310"><text:s text:c="12"/>(name, value, unit) = self.port.sensor(index)</text:p><text:p text:style-name="P311"/><text:p text:style-name="P312"><text:s text:c="12"/>box = OBDStaticBox(self, wx.ID_ANY)</text:p><text:p text:style-name="P313"><text:s text:c="12"/>self.boxes.append(box)</text:p><text:p text:style-name="P314"><text:s text:c="12"/>boxSizer = wx.StaticBoxSizer(box, wx.VERTICAL)</text:p><text:p text:style-name="P315"/><text:p text:style-name="P316"><text:s text:c="12"/># Text for sensor value<text:s/></text:p><text:p text:style-name="P317"><text:s text:c="12"/>if type(value)==float: <text:s/></text:p><text:p text:style-name="P318"><text:s text:c="16"/>value = str("%.2f"%round(value, 3)) <text:s text:c="19"/></text:p><text:p text:style-name="P319"><text:s text:c="12"/>t1 = wx.StaticText(parent=self, label=str(value), style=wx.ALIGN_CENTER)</text:p><text:p text:style-name="P320"><text:s text:c="12"/>t1.SetForegroundColour('WHITE')</text:p><text:p text:style-name="P321"><text:s text:c="12"/>font1 = wx.Font(32, wx.ROMAN, wx.NORMAL, wx.NORMAL, faceName="Monaco")</text:p><text:p text:style-name="P322"><text:s text:c="12"/>t1.SetFont(font1)</text:p><text:p text:style-name="P323"><text:s text:c="12"/>boxSizer.Add(t1, 0, wx.ALIGN_CENTER | wx.ALL, 20)</text:p><text:p text:style-name="P324"><text:s text:c="12"/>boxSizer.AddStretchSpacer()</text:p><text:p text:style-name="P325"><text:s text:c="12"/>self.texts.append(t1)</text:p><text:p text:style-name="P326"/><text:p text:style-name="P327"><text:s text:c="12"/># Text for sensor name</text:p><text:p text:style-name="P328"><text:s text:c="12"/>t2 = wx.StaticText(parent=self, label=unit+"\n"+name, style=wx.ALIGN_CENTER)</text:p><text:p text:style-name="P329"><text:s text:c="12"/>t2.SetForegroundColour('WHITE')</text:p><text:p text:style-name="P330"><text:s text:c="12"/>font2 = wx.Font(13, wx.ROMAN, wx.NORMAL, wx.BOLD, faceName="Monaco")</text:p><text:p text:style-name="P331"><text:s text:c="12"/>t2.SetFont(font2)</text:p><text:p text:style-name="P332"><text:s text:c="12"/>boxSizer.Add(t2, 0, wx.ALIGN_CENTER | wx.ALL, 5)</text:p><text:p text:style-name="P333"><text:s text:c="12"/>self.texts.append(t2)</text:p><text:p text:style-name="P334"><text:s text:c="12"/>gridSizer.Add(boxSizer, 1, wx.EXPAND | wx.ALL)</text:p><text:p text:style-name="P335"/><text:p text:style-name="P336"><text:s text:c="8"/># Add invisible boxes if necessary</text:p><text:p text:style-name="P337"><text:s text:c="8"/>nsensors = len(sensors)</text:p><text:p text:style-name="P338"><text:s text:c="8"/>for i in range(6-nsensors):</text:p><text:p text:style-name="P339"><text:s text:c="12"/>box = OBDStaticBox(self)</text:p><text:p text:style-name="P340"><text:s text:c="12"/>boxSizer = wx.StaticBoxSizer(box, wx.VERTICAL)</text:p><text:p text:style-name="P341"><text:s text:c="12"/>self.boxes.append(box)</text:p><text:p text:style-name="P342"><text:s text:c="12"/>box.Show(False)</text:p><text:p text:style-name="P343"><text:s text:c="12"/>gridSizer.Add(boxSizer, 1, wx.EXPAND | wx.ALL)</text:p><text:p text:style-name="P344"><text:s text:c="11"/></text:p><text:p text:style-name="P345"><text:s text:c="8"/># Layout</text:p><text:p text:style-name="P346"><text:s text:c="8"/>boxSizerMain.Add(gridSizer, 1, wx.EXPAND | wx.ALL, 10)</text:p><text:p text:style-name="P347"><text:s text:c="8"/>self.SetSizer(boxSizerMain)</text:p><text:p text:style-name="P348"><text:s text:c="8"/>self.Refresh()</text:p><text:p text:style-name="P349"><text:s text:c="8"/>self.Layout()<text:s/></text:p><text:p text:style-name="P350"/><text:p text:style-name="P351"><text:s text:c="8"/># Timer for update</text:p><text:p text:style-name="P352"><text:s text:c="8"/>self.timer = wx.Timer(self)</text:p><text:p text:style-name="P353"><text:s text:c="8"/>self.Bind(wx.EVT_TIMER, self.refresh, self.timer)</text:p><text:p text:style-name="P354"><text:s text:c="8"/>self.timer.Start(2000)</text:p><text:p text:style-name="P355"/><text:p text:style-name="P356"/><text:p text:style-name="P357"><text:s text:c="4"/>def refresh(self, event):</text:p><text:p text:style-name="P358"><text:s text:c="8"/>sensors = self.getSensorsToDisplay(self.istart) <text:s text:c="2"/></text:p><text:p text:style-name="P359"><text:s text:c="8"/></text:p><text:p text:style-name="P360"><text:s text:c="8"/>itext = 0</text:p><text:p text:style-name="P361"><text:s text:c="8"/>for index, sensor in sensors:</text:p><text:p text:style-name="P362"/><text:p text:style-name="P363"><text:s text:c="12"/>(name, value, unit) = self.port.sensor(index)</text:p><text:p text:style-name="P364"><text:s text:c="12"/>if type(value)==float: <text:s/></text:p><text:p text:style-name="P365"><text:s text:c="16"/>value = str("%.2f"%round(value, 3)) <text:s text:c="19"/></text:p><text:p text:style-name="P366"/><text:p text:style-name="P367"><text:s text:c="12"/>if itext&lt;len(self.texts):</text:p><text:p text:style-name="P368"><text:s text:c="16"/>self.texts[itext*2].SetLabel(str(value))</text:p><text:p text:style-name="P369"><text:s text:c="12"/></text:p><text:p text:style-name="P370"><text:s text:c="12"/>itext += 1</text:p><text:p text:style-name="P371"/><text:p text:style-name="P372"/><text:p text:style-name="P373"><text:s text:c="4"/>def onCtrlC(self, event):</text:p><text:p text:style-name="P374"><text:s text:c="8"/>self.GetParent().Close()</text:p><text:p text:style-name="P375"/><text:p text:style-name="P376"><text:s text:c="4"/>def onLeft(self, event):</text:p><text:p text:style-name="P377"><text:s text:c="8"/>"""</text:p><text:p text:style-name="P378"><text:s text:c="8"/>Get data from 6 previous sensors in the list.</text:p><text:p text:style-name="P379"><text:s text:c="8"/>"""</text:p><text:p text:style-name="P380"><text:s text:c="8"/>istart = self.istart-6<text:s/></text:p><text:p text:style-name="P381"><text:s text:c="8"/>if istart&lt;0: istart = 0</text:p><text:p text:style-name="P382"><text:s text:c="8"/>self.istart = istart</text:p><text:p text:style-name="P383"><text:s text:c="8"/>self.ShowSensors()</text:p><text:p text:style-name="P384"/><text:p text:style-name="P385"><text:s text:c="4"/>def onRight(self, event):</text:p><text:p text:style-name="P386"><text:s text:c="8"/>"""</text:p><text:p text:style-name="P387"><text:s text:c="8"/>Get data from 6 next sensors in the list.</text:p><text:p text:style-name="P388"><text:s text:c="8"/>"""</text:p><text:p text:style-name="P389"><text:s text:c="8"/>istart = self.istart+6</text:p><text:p text:style-name="P390"><text:s text:c="8"/>if istart&lt;len(self.sensors):</text:p><text:p text:style-name="P391"><text:s text:c="12"/>self.istart = istart</text:p><text:p text:style-name="P392"><text:s text:c="12"/>self.ShowSensors()</text:p><text:p text:style-name="P393"/><text:p text:style-name="P394"><text:s text:c="4"/>def OnPaint(self, event):<text:s/></text:p><text:p text:style-name="P395"><text:s text:c="8"/>self.Paint(wx.PaintDC(self))<text:s/></text:p><text:p text:style-name="P396"/><text:p text:style-name="P397"><text:s text:c="4"/>def Paint(self, dc):<text:s/></text:p><text:p text:style-name="P398"><text:s text:c="8"/>dc.DrawBitmap(self.bitmap, 0, 0) <text:s text:c="4"/></text:p><text:p text:style-name="P399"/><text:p text:style-name="P400">#-------------------------------------------------------------------------------</text:p><text:p text:style-name="P401"/><text:p text:style-name="P402">class OBDLoadingPanel(wx.Panel):</text:p><text:p text:style-name="P403"><text:s text:c="4"/>"""</text:p><text:p text:style-name="P404"><text:s text:c="4"/>Main panel for OBD application.<text:s/></text:p><text:p text:style-name="P405"/><text:p text:style-name="P406"><text:s text:c="4"/>Show loading screen. Handle event from mouse/keyboard.</text:p><text:p text:style-name="P407"><text:s text:c="4"/>"""</text:p><text:p text:style-name="P408"><text:s text:c="4"/></text:p><text:p text:style-name="P409"><text:s text:c="4"/>def __init__(self, *args, **kwargs):</text:p><text:p text:style-name="P410"><text:s text:c="8"/>"""</text:p><text:p text:style-name="P411"><text:s text:c="8"/>Constructor.</text:p><text:p text:style-name="P412"><text:s text:c="8"/>"""</text:p><text:p text:style-name="P413"><text:s text:c="8"/>super(OBDLoadingPanel, self).__init__(*args, **kwargs)</text:p><text:p text:style-name="P414"/><text:p text:style-name="P415"><text:s text:c="8"/># Background image</text:p><text:p text:style-name="P416"><text:s text:c="8"/>image = wx.Image(BACKGROUND_FILENAME)<text:s/></text:p><text:p text:style-name="P417"><text:s text:c="8"/>width, height = wx.GetDisplaySize()<text:s/></text:p><text:p text:style-name="P418"><text:s text:c="8"/>image = image.Scale(width, height, wx.IMAGE_QUALITY_HIGH)</text:p><text:p text:style-name="P419"><text:s text:c="8"/>self.bitmap = wx.BitmapFromImage(image)<text:s/></text:p><text:p text:style-name="P420"><text:s text:c="8"/>self.Bind(wx.EVT_PAINT, self.OnPaint)</text:p><text:p text:style-name="P421"/><text:p text:style-name="P422"><text:s text:c="8"/># Logo</text:p><text:p text:style-name="P423"><text:s text:c="8"/>bitmap = wx.Bitmap(LOGO_FILENAME)</text:p><text:p text:style-name="P424"><text:s text:c="8"/>width, height = bitmap.GetSize()</text:p><text:p text:style-name="P425"><text:s text:c="8"/>image = wx.ImageFromBitmap(bitmap)</text:p><text:p text:style-name="P426"><text:s text:c="8"/>image = image.Scale(width/6, height/6, wx.IMAGE_QUALITY_HIGH)</text:p><text:p text:style-name="P427"><text:s text:c="8"/>bitmap = wx.BitmapFromImage(image)</text:p><text:p text:style-name="P428"><text:s text:c="8"/>control = wx.StaticBitmap(self, wx.ID_ANY, bitmap)</text:p><text:p text:style-name="P429"><text:s text:c="8"/>control.SetPosition((10, 10))<text:s/></text:p><text:p text:style-name="P430"/><text:p text:style-name="P431"><text:s text:c="8"/># Create an accelerator table</text:p><text:p text:style-name="P432"><text:s text:c="8"/>cid = wx.NewId()</text:p><text:p text:style-name="P433"><text:s text:c="8"/>self.Bind(wx.EVT_MENU, self.onCtrlC, id=cid)</text:p><text:p text:style-name="P434"><text:s text:c="8"/>self.accel_tbl = wx.AcceleratorTable([<text:s/></text:p><text:p text:style-name="P435"><text:s text:c="16"/>(wx.ACCEL_CTRL, ord('C'), cid),<text:s/></text:p><text:p text:style-name="P436"><text:s text:c="16"/>])</text:p><text:p text:style-name="P437"><text:s text:c="8"/>self.SetAcceleratorTable(self.accel_tbl)</text:p><text:p text:style-name="P438"/><text:p text:style-name="P439"><text:s text:c="8"/># Connection</text:p><text:p text:style-name="P440"><text:s text:c="8"/>self.c = None</text:p><text:p text:style-name="P441"/><text:p text:style-name="P442"><text:s text:c="8"/># Sensors list</text:p><text:p text:style-name="P443"><text:s text:c="8"/>self.sensors = []</text:p><text:p text:style-name="P444"/><text:p text:style-name="P445"><text:s text:c="8"/># Port</text:p><text:p text:style-name="P446"><text:s text:c="8"/>self.port = None</text:p><text:p text:style-name="P447"/><text:p text:style-name="P448"><text:s text:c="4"/>def getConnection(self):</text:p><text:p text:style-name="P449"><text:s text:c="8"/>return self.c</text:p><text:p text:style-name="P450"/><text:p text:style-name="P451"><text:s text:c="4"/>def showLoadingScreen(self):</text:p><text:p text:style-name="P452"><text:s text:c="8"/>"""</text:p><text:p text:style-name="P453"><text:s text:c="8"/>Display the loading screen.</text:p><text:p text:style-name="P454"><text:s text:c="8"/>"""</text:p><text:p text:style-name="P455"><text:s text:c="8"/>boxSizer = wx.BoxSizer(wx.VERTICAL)</text:p><text:p text:style-name="P456"><text:s text:c="8"/>self.textCtrl = OBDText(self)</text:p><text:p text:style-name="P457"><text:s text:c="8"/>boxSizer.Add(self.textCtrl, 1, wx.EXPAND | wx.ALL, 92)</text:p><text:p text:style-name="P458"><text:s text:c="8"/>self.SetSizer(boxSizer)</text:p><text:p text:style-name="P459"><text:s text:c="8"/>font3 = wx.Font(16, wx.ROMAN, wx.NORMAL, wx.NORMAL, faceName="Monaco")</text:p><text:p text:style-name="P460"><text:s text:c="8"/>self.textCtrl.SetFont(font3)</text:p><text:p text:style-name="P461"><text:s text:c="8"/>self.textCtrl.AddText(" Opening interface (serial port)\n") <text:s text:c="4"/></text:p><text:p text:style-name="P462"><text:s text:c="8"/>self.textCtrl.AddText(" Trying to connect...\n")</text:p><text:p text:style-name="P463"><text:s text:c="8"/></text:p><text:p text:style-name="P464"><text:s text:c="8"/>self.timer0 = wx.Timer(self)</text:p><text:p text:style-name="P465"><text:s text:c="8"/>self.Bind(wx.EVT_TIMER, self.connect, self.timer0)</text:p><text:p text:style-name="P466"><text:s text:c="8"/>self.timer0.Start(1000)</text:p><text:p text:style-name="P467"/><text:p text:style-name="P468"/><text:p text:style-name="P469"><text:s text:c="4"/>def connect(self, event):</text:p><text:p text:style-name="P470"><text:s text:c="8"/>if self.timer0:</text:p><text:p text:style-name="P471"><text:s text:c="12"/>self.timer0.Stop()</text:p><text:p text:style-name="P472"/><text:p text:style-name="P473"><text:s text:c="8"/># Connection</text:p><text:p text:style-name="P474"><text:s text:c="8"/>self.c = OBDConnection()</text:p><text:p text:style-name="P475"><text:s text:c="8"/>self.c.connect()</text:p><text:p text:style-name="P476"><text:s text:c="8"/>connected = False</text:p><text:p text:style-name="P477"><text:s text:c="8"/>while not connected:</text:p><text:p text:style-name="P478"><text:s text:c="12"/>connected = self.c.is_connected()</text:p><text:p text:style-name="P479"><text:s text:c="12"/>self.textCtrl.Clear()</text:p><text:p text:style-name="P480"><text:s text:c="12"/>self.textCtrl.AddText(" Trying to connect ..." + time.asctime())</text:p><text:p text:style-name="P481"><text:s text:c="12"/>if connected:<text:s/></text:p><text:p text:style-name="P482"><text:s text:c="16"/>break</text:p><text:p text:style-name="P483"/><text:p text:style-name="P484"><text:s text:c="8"/>if not connected:</text:p><text:p text:style-name="P485"><text:s text:c="12"/>self.textCtrl.AddText(" Not connected\n")</text:p><text:p text:style-name="P486"><text:s text:c="12"/>return False</text:p><text:p text:style-name="P487"><text:s text:c="8"/>else:</text:p><text:p text:style-name="P488"><text:s text:c="12"/>self.textCtrl.Clear()</text:p><text:p text:style-name="P489"><text:s text:c="12"/>#self.textCtrl.AddText(" Connected\n")</text:p><text:p text:style-name="P490"><text:s text:c="12"/>port_name = self.c.get_port_name()</text:p><text:p text:style-name="P491"><text:s text:c="12"/>if port_name:</text:p><text:p text:style-name="P492"><text:s text:c="16"/>self.textCtrl.AddText(" Failed Connection: " + port_name +"\n")</text:p><text:p text:style-name="P493"><text:s text:c="16"/>self.textCtrl.AddText(" Please hold alt &amp; esc to view terminal.")</text:p><text:p text:style-name="P494"><text:s text:c="12"/>self.textCtrl.AddText(str(self.c.get_output()))</text:p><text:p text:style-name="P495"><text:s text:c="12"/>self.sensors = self.c.get_sensors()</text:p><text:p text:style-name="P496"><text:s text:c="12"/>self.port = self.c.get_port()</text:p><text:p text:style-name="P497"/><text:p text:style-name="P498"><text:s text:c="12"/>self.GetParent().update(None)</text:p><text:p text:style-name="P499"/><text:p text:style-name="P500"/><text:p text:style-name="P501"><text:s text:c="4"/>def getSensors(self):</text:p><text:p text:style-name="P502"><text:s text:c="8"/>return self.sensors</text:p><text:p text:style-name="P503"><text:s text:c="4"/></text:p><text:p text:style-name="P504"><text:s text:c="4"/>def getPort(self):</text:p><text:p text:style-name="P505"><text:s text:c="8"/>return self.port</text:p><text:p text:style-name="P506"/><text:p text:style-name="P507"><text:s text:c="4"/>def onCtrlC(self, event):</text:p><text:p text:style-name="P508"><text:s text:c="8"/>self.GetParent().Close()</text:p><text:p text:style-name="P509"/><text:p text:style-name="P510"><text:s text:c="4"/>def OnPaint(self, event):<text:s/></text:p><text:p text:style-name="P511"><text:s text:c="8"/>self.Paint(wx.PaintDC(self))<text:s/></text:p><text:p text:style-name="P512"/><text:p text:style-name="P513"><text:s text:c="4"/>def Paint(self, dc):<text:s/></text:p><text:p text:style-name="P514"><text:s text:c="8"/>dc.DrawBitmap(self.bitmap, 0, 0) <text:s text:c="4"/></text:p><text:p text:style-name="P515"><text:s text:c="8"/></text:p><text:p text:style-name="P516">#-------------------------------------------------------------------------------</text:p><text:p text:style-name="P517"/><text:p text:style-name="P518">class OBDFrame(wx.Frame):</text:p><text:p text:style-name="P519"><text:s text:c="4"/>"""</text:p><text:p text:style-name="P520"><text:s text:c="4"/>OBD frame.</text:p><text:p text:style-name="P521"><text:s text:c="4"/>"""</text:p><text:p text:style-name="P522"/><text:p text:style-name="P523"><text:s text:c="4"/>def __init__(self):</text:p><text:p text:style-name="P524"><text:s text:c="8"/>"""</text:p><text:p text:style-name="P525"><text:s text:c="8"/>Constructor.</text:p><text:p text:style-name="P526"><text:s text:c="8"/>"""</text:p><text:p text:style-name="P527"><text:s text:c="8"/>wx.Frame.__init__(self, None, wx.ID_ANY, "OBD-Pi")</text:p><text:p text:style-name="P528"/><text:p text:style-name="P529"><text:s text:c="8"/>image = wx.Image(BACKGROUND_FILENAME)<text:s/></text:p><text:p text:style-name="P530"><text:s text:c="8"/>width, height = wx.GetDisplaySize()<text:s/></text:p><text:p text:style-name="P531"><text:s text:c="8"/>image = image.Scale(width, height, wx.IMAGE_QUALITY_HIGH)</text:p><text:p text:style-name="P532"><text:s text:c="8"/>self.bitmap = wx.BitmapFromImage(image)<text:s/></text:p><text:p text:style-name="P533"><text:s text:c="8"/>self.Bind(wx.EVT_PAINT, self.OnPaint)</text:p><text:p text:style-name="P534"/><text:p text:style-name="P535"><text:s text:c="8"/>self.panelLoading = OBDLoadingPanel(self)</text:p><text:p text:style-name="P536"><text:s text:c="8"/>self.sizer = wx.BoxSizer(wx.VERTICAL)</text:p><text:p text:style-name="P537"><text:s text:c="8"/>self.sizer.Add(self.panelLoading, 1, wx.EXPAND)</text:p><text:p text:style-name="P538"><text:s text:c="8"/>self.SetSizer(self.sizer)</text:p><text:p text:style-name="P539"/><text:p text:style-name="P540"><text:s text:c="8"/>self.panelLoading.showLoadingScreen()</text:p><text:p text:style-name="P541"><text:s text:c="8"/>self.panelLoading.SetFocus()</text:p><text:p text:style-name="P542"/><text:p text:style-name="P543"><text:s text:c="8"/></text:p><text:p text:style-name="P544"><text:s text:c="4"/>def update(self, event):</text:p><text:p text:style-name="P545"><text:s text:c="8"/>if self.panelLoading:</text:p><text:p text:style-name="P546"><text:s text:c="12"/>connection = self.panelLoading.getConnection()</text:p><text:p text:style-name="P547"><text:s text:c="12"/>sensors = self.panelLoading.getSensors()</text:p><text:p text:style-name="P548"><text:s text:c="12"/>port = self.panelLoading.getPort()</text:p><text:p text:style-name="P549"><text:s text:c="12"/>self.panelLoading.Destroy()</text:p><text:p text:style-name="P550"><text:s text:c="8"/>self.panelGauges = OBDPanelGauges(self)</text:p><text:p text:style-name="P551"><text:s text:c="8"/></text:p><text:p text:style-name="P552"><text:s text:c="8"/>if connection:</text:p><text:p text:style-name="P553"><text:s text:c="12"/>self.panelGauges.setConnection(connection)</text:p><text:p text:style-name="P554"/><text:p text:style-name="P555"><text:s text:c="8"/>if sensors:</text:p><text:p text:style-name="P556"><text:s text:c="12"/>self.panelGauges.setSensors(sensors)</text:p><text:p text:style-name="P557"><text:s text:c="12"/>self.panelGauges.setPort(port)</text:p><text:p text:style-name="P558"><text:s text:c="8"/>self.sizer = wx.BoxSizer(wx.VERTICAL)</text:p><text:p text:style-name="P559"><text:s text:c="8"/>self.sizer.Add(self.panelGauges, 1, wx.EXPAND)</text:p><text:p text:style-name="P560"><text:s text:c="8"/>self.SetSizer(self.sizer)</text:p><text:p text:style-name="P561"><text:s text:c="8"/>self.panelGauges.ShowSensors()</text:p><text:p text:style-name="P562"><text:s text:c="8"/>self.panelGauges.SetFocus()</text:p><text:p text:style-name="P563"><text:s text:c="8"/>self.Layout()</text:p><text:p text:style-name="P564"/><text:p text:style-name="P565"><text:s text:c="4"/>def OnPaint(self, event):<text:s/></text:p><text:p text:style-name="P566"><text:s text:c="8"/>self.Paint(wx.PaintDC(self))<text:s/></text:p><text:p text:style-name="P567"/><text:p text:style-name="P568"><text:s text:c="4"/>def Paint(self, dc):<text:s/></text:p><text:p text:style-name="P569"><text:s text:c="8"/>dc.DrawBitmap(self.bitmap, 0, 0) <text:s text:c="4"/></text:p><text:p text:style-name="P570"><text:s text:c="8"/></text:p><text:p text:style-name="P571">#-------------------------------------------------------------------------------</text:p><text:p text:style-name="P572"/><text:p text:style-name="P573">class OBDFrame0(wx.Frame):</text:p><text:p text:style-name="P574"><text:s text:c="4"/>"""</text:p><text:p text:style-name="P575"><text:s text:c="4"/>OBD starting frame. Used only for full screen purpose at startup.</text:p><text:p text:style-name="P576"><text:s text:c="4"/>"""</text:p><text:p text:style-name="P577"/><text:p text:style-name="P578"><text:s text:c="4"/>def __init__(self):</text:p><text:p text:style-name="P579"><text:s text:c="8"/>"""</text:p><text:p text:style-name="P580"><text:s text:c="8"/>Constructor.</text:p><text:p text:style-name="P581"><text:s text:c="8"/>"""</text:p><text:p text:style-name="P582"><text:s text:c="8"/>wx.Frame.__init__(self, None, wx.ID_ANY, "")</text:p><text:p text:style-name="P583"/><text:p text:style-name="P584"><text:s text:c="8"/>image = wx.Image(BACKGROUND_FILENAME)<text:s/></text:p><text:p text:style-name="P585"><text:s text:c="8"/>width, height = wx.GetDisplaySize()<text:s/></text:p><text:p text:style-name="P586"><text:s text:c="8"/>image = image.Scale(width, height, wx.IMAGE_QUALITY_HIGH)</text:p><text:p text:style-name="P587"><text:s text:c="8"/>self.bitmap = wx.BitmapFromImage(image)<text:s/></text:p><text:p text:style-name="P588"><text:s text:c="8"/>self.Bind(wx.EVT_PAINT, self.OnPaint)</text:p><text:p text:style-name="P589"/><text:p text:style-name="P590"><text:s text:c="4"/>def OnPaint(self, event):<text:s/></text:p><text:p text:style-name="P591"><text:s text:c="8"/>self.Paint(wx.PaintDC(self))<text:s/></text:p><text:p text:style-name="P592"/><text:p text:style-name="P593"><text:s text:c="4"/>def Paint(self, dc):<text:s/></text:p><text:p text:style-name="P594"><text:s text:c="8"/>dc.DrawBitmap(self.bitmap, 0, 0) <text:s text:c="4"/></text:p><text:p text:style-name="P595"/><text:p text:style-name="P596">#-------------------------------------------------------------------------------</text:p><text:p text:style-name="P597"/><text:p text:style-name="P598">class OBDSplashScreen(wx.SplashScreen):</text:p><text:p text:style-name="P599"><text:s text:c="4"/>"""</text:p><text:p text:style-name="P600"><text:s text:c="4"/>Splash screen.</text:p><text:p text:style-name="P601"><text:s text:c="4"/>"""</text:p><text:p text:style-name="P602"/><text:p text:style-name="P603"><text:s text:c="4"/>def __init__(self, parent=None, frame0=None):</text:p><text:p text:style-name="P604"><text:s text:c="8"/>"""</text:p><text:p text:style-name="P605"><text:s text:c="8"/>Constructor.</text:p><text:p text:style-name="P606"><text:s text:c="8"/>"""</text:p><text:p text:style-name="P607"><text:s text:c="8"/>self.frame0 = frame0</text:p><text:p text:style-name="P608"/><text:p text:style-name="P609"><text:s text:c="8"/>image = wx.Image(SPLASHSCREEN_FILENAME)</text:p><text:p text:style-name="P610"><text:s text:c="8"/>width, height = wx.GetDisplaySize()<text:s/></text:p><text:p text:style-name="P611"><text:s text:c="8"/>image = image.Scale(width, height, wx.IMAGE_QUALITY_HIGH)</text:p><text:p text:style-name="P612"><text:s text:c="8"/>bitmap = wx.BitmapFromImage(image)<text:s/></text:p><text:p text:style-name="P613"><text:s text:c="8"/></text:p><text:p text:style-name="P614"><text:s text:c="8"/>splashStyle = wx.SPLASH_CENTRE_ON_SCREEN | wx.SPLASH_TIMEOUT</text:p><text:p text:style-name="P615"><text:s text:c="8"/>splashDuration = SPLASHSCREEN_TIMEOUT</text:p><text:p text:style-name="P616"><text:s text:c="8"/>wx.SplashScreen.__init__(self, bitmap, splashStyle, splashDuration, parent)</text:p><text:p text:style-name="P617"/><text:p text:style-name="P618"><text:s text:c="8"/>self.Bind(wx.EVT_CLOSE, self.OnExit)</text:p><text:p text:style-name="P619"><text:s text:c="8"/>wx.Yield()</text:p><text:p text:style-name="P620"/><text:p text:style-name="P621"><text:s text:c="4"/>def OnExit(self, evt):</text:p><text:p text:style-name="P622"><text:s text:c="8"/>"""</text:p><text:p text:style-name="P623"><text:s text:c="8"/>Exit splash screen and pass over other to main OBD frame.</text:p><text:p text:style-name="P624"><text:s text:c="8"/>"""</text:p><text:p text:style-name="P625"><text:s text:c="8"/></text:p><text:p text:style-name="P626"><text:s text:c="8"/># Main frame <text:s text:c="42"/></text:p><text:p text:style-name="P627"><text:s text:c="8"/>frame = OBDFrame()</text:p><text:p text:style-name="P628"><text:s text:c="8"/>app.SetTopWindow(frame)</text:p><text:p text:style-name="P629"><text:s text:c="8"/>frame.ShowFullScreen(True)</text:p><text:p text:style-name="P630"><text:s text:c="8"/>frame.Show(True)</text:p><text:p text:style-name="P631"/><text:p text:style-name="P632"><text:s text:c="8"/># Delete frame0</text:p><text:p text:style-name="P633"><text:s text:c="8"/>if self.frame0:</text:p><text:p text:style-name="P634"><text:s text:c="12"/>self.frame0.Destroy()</text:p><text:p text:style-name="P635"><text:s text:c="12"/>del self.frame0<text:s/></text:p><text:p text:style-name="P636"><text:s text:c="8"/></text:p><text:p text:style-name="P637"><text:s text:c="8"/>evt.Skip() <text:s text:c="9"/></text:p><text:p text:style-name="P638"/><text:p text:style-name="P639">#-------------------------------------------------------------------------------</text:p><text:p text:style-name="P640"/><text:p text:style-name="P641">class OBDApp(wx.App):</text:p><text:p text:style-name="P642"><text:s text:c="4"/>"""</text:p><text:p text:style-name="P643"><text:s text:c="4"/>OBD Application.</text:p><text:p text:style-name="P644"><text:s text:c="4"/>"""</text:p><text:p text:style-name="P645"/><text:p text:style-name="P646"><text:s text:c="4"/>def __init__(self, redirect=False, filename=None, useBestVisual=False, clearSigInt=True):</text:p><text:p text:style-name="P647"><text:s text:c="8"/>"""</text:p><text:p text:style-name="P648"><text:s text:c="8"/>Constructor.</text:p><text:p text:style-name="P649"><text:s text:c="8"/>"""</text:p><text:p text:style-name="P650"><text:s text:c="8"/>wx.App.__init__(self, redirect, filename, useBestVisual, clearSigInt)</text:p><text:p text:style-name="P651"/><text:p text:style-name="P652"><text:s text:c="4"/>def OnInit(self):</text:p><text:p text:style-name="P653"><text:s text:c="8"/>"""</text:p><text:p text:style-name="P654"><text:s text:c="8"/>Initializer.</text:p><text:p text:style-name="P655"><text:s text:c="8"/>"""</text:p><text:p text:style-name="P656"><text:s text:c="8"/># Main frame <text:s text:c="42"/></text:p><text:p text:style-name="P657"><text:s text:c="8"/>frame = OBDFrame()</text:p><text:p text:style-name="P658"><text:s text:c="8"/>self.SetTopWindow(frame)</text:p><text:p text:style-name="P659"><text:s text:c="8"/>frame.ShowFullScreen(True)</text:p><text:p text:style-name="P660"><text:s text:c="8"/>frame.Show(True)</text:p><text:p text:style-name="P661"><text:s text:c="8"/>#frame.showLoadingPanel()</text:p><text:p text:style-name="P662"/><text:p text:style-name="P663"><text:s text:c="8"/># This frame is used only to set the full screen mode <text:s/></text:p><text:p text:style-name="P664"><text:s text:c="8"/># for the splash screen display and for transition with<text:s/></text:p><text:p text:style-name="P665"><text:s text:c="8"/># the loading screen.</text:p><text:p text:style-name="P666"><text:s text:c="8"/># This frame is not shown and will be deleted later on.</text:p><text:p text:style-name="P667"><text:s text:c="8"/>#frame0 = OBDFrame0()</text:p><text:p text:style-name="P668"><text:s text:c="8"/>#self.SetTopWindow(frame0)</text:p><text:p text:style-name="P669"><text:s text:c="8"/>#frame0.ShowFullScreen(True)</text:p><text:p text:style-name="P670"><text:s text:c="8"/>#self.SetTopWindow(frame0)</text:p><text:p text:style-name="P671"/><text:p text:style-name="P672"><text:s text:c="8"/># Splash screen</text:p><text:p text:style-name="P673"><text:s text:c="8"/>#splash = OBDSplashScreen(frame0, frame0)</text:p><text:p text:style-name="P674"><text:s text:c="8"/>#self.SetTopWindow(splash)</text:p><text:p text:style-name="P675"><text:s text:c="8"/>#splash.Show(True)</text:p><text:p text:style-name="P676"><text:s text:c="8"/>#splash.ShowFullScreen(True)</text:p><text:p text:style-name="P677"/><text:p text:style-name="P678"><text:s text:c="8"/>return True</text:p><text:p text:style-name="P679"/><text:p text:style-name="P680"><text:s text:c="4"/>def FilterEvent(self, event):</text:p><text:p text:style-name="P681"><text:s text:c="8"/>if event.GetEventType == wx.KeyEvent:</text:p><text:p text:style-name="P682"><text:s text:c="12"/>pass</text:p><text:p text:style-name="P683"/><text:p text:style-name="P684">#-------------------------------------------------------------------------------</text:p><text:p text:style-name="P685"/><text:p text:style-name="P686">app = OBDApp(False)</text:p><text:p text:style-name="P687">app.MainLoop()</text:p><text:p text:style-name="P688"/><text:p text:style-name="P689">#-------------------------------------------------------------------------------</text:p><text:p text:style-name="P690"/></draw:text-box><svg:title/><svg:desc/></draw:frame></text:span>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>Kaynak Kodu</text:p>
      <text:p text:style-name="P739"><text:span text:style-name="T740">Buradaki proje resimlerine, videolarına ve kaynak koduna<text:s/></text:span><text:a xlink:href="https://github.com/mehmetaacar" office:target-frame-name="_top" xlink:show="replace"><text:span text:style-name="T741">https://github.com/mehmetaacar</text:span></text:a><text:span text:style-name="T742"><text:s/>adresinden erişilebilir.</text:span></text:p>
      <text:p text:style-name="P743"/>
      <text:p text:style-name="P744"/>
      <text:p text:style-name="P745">Nasıl Kullanılır</text:p>
      <text:p text:style-name="P746"/>
      <text:p text:style-name="P747">Boş bir terminal açıyoruz.</text:p>
      <text:p text:style-name="P748"># startx<text:s/></text:p>
      <text:p text:style-name="P749">Kodunu yazıyoruz ardından</text:p>
      <text:p text:style-name="P750"># <text:s/>cd pyobd-pi</text:p>
      <text:p text:style-name="P751"># <text:s/>sudo su</text:p>
      <text:p text:style-name="P752"># <text:s/>python obd_gui.py</text:p>
      <text:p text:style-name="P753"><text:span text:style-name="T754">Kodlarını yazıp programımıza erişiyoruz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language-asian="tr" style:country-asian="TR"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ÇözümlenmeyenBahsetme" style:display-name="Çözümlenmeyen Bahsetme" style:family="text" style:parent-style-name="VarsayılanParagrafYazıTipi">
      <style:text-properties fo:color="#808080" fo:background-color="#E6E6E6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style:font-name="Calibri" style:font-name-asian="Calibri" style:language-asian="en" style:country-asian="US" fo:hyphenate="false"/>
    </style:style>
    <style:style style:name="HTMLÖncedenBiçimlendirilmiş" style:display-name="HTML Önceden Biçimlendirilmiş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Güçlü" style:display-name="Güçlü" style:family="text" style:parent-style-name="VarsayılanParagrafYazıTipi">
      <style:text-properties fo:font-weight="bold" style:font-weight-asian="bold" style:font-weight-complex="bold"/>
    </style:style>
    <style:style style:name="BalonMetni" style:display-name="Balon Metni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onMetniChar" style:display-name="Balon Metni Char" style:family="text" style:parent-style-name="VarsayılanParagrafYazıTipi">
      <style:text-properties style:font-name="Segoe UI" style:font-name-asian="Times New Roman" style:font-name-complex="Segoe UI" fo:font-size="9pt" style:font-size-asian="9pt" style:font-size-complex="9pt" style:language-asian="tr" style:country-asian="TR"/>
    </style:style>
    <style:style style:name="pre" style:display-name="pre" style:family="text" style:parent-style-name="VarsayılanParagrafYazıTipi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seyin YUCE</meta:initial-creator>
    <dc:creator>Mehmet Ali Acar</dc:creator>
    <meta:creation-date>2019-03-13T07:42:00Z</meta:creation-date>
    <dc:date>2019-05-21T19:09:00Z</dc:date>
    <meta:template xlink:href="Normal.dotm" xlink:type="simple"/>
    <meta:editing-cycles>7</meta:editing-cycles>
    <meta:editing-duration>PT12960S</meta:editing-duration>
    <meta:document-statistic meta:page-count="1" meta:paragraph-count="6" meta:word-count="521" meta:character-count="3487" meta:row-count="24" meta:non-whitespace-character-count="2972"/>
  </office:meta>
</office:document-meta>
</file>